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line-height-at-least="0.7cm"/>
      <style:text-properties style:font-name="Arial" fo:font-weight="normal" style:font-weight-asian="normal" style:font-weight-complex="normal"/>
    </style:style>
    <style:style style:name="P4" style:family="paragraph" style:parent-style-name="Standard">
      <style:paragraph-properties style:line-height-at-least="0.7cm"/>
      <style:text-properties style:font-name="Arial" fo:font-weight="bold" style:font-weight-asian="bold" style:font-weight-complex="bold"/>
    </style:style>
    <style:style style:name="P5" style:family="paragraph" style:parent-style-name="Standard">
      <style:paragraph-properties style:line-height-at-least="0.7cm" fo:text-align="center" style:justify-single-word="false"/>
      <style:text-properties style:font-name="Arial" fo:font-weight="bold" style:font-weight-asian="bold" style:font-weight-complex="bold"/>
    </style:style>
    <style:style style:name="P6" style:family="paragraph" style:parent-style-name="Standard">
      <style:paragraph-properties fo:margin-top="0.199cm" fo:margin-bottom="0cm"/>
    </style:style>
    <style:style style:name="P7" style:family="paragraph" style:parent-style-name="Standard">
      <style:paragraph-properties fo:margin-top="0.199cm" fo:margin-bottom="0cm"/>
      <style:text-properties fo:font-weight="bold" style:font-weight-asian="bold" style:font-weight-complex="bold"/>
    </style:style>
    <style:style style:name="P8" style:family="paragraph" style:parent-style-name="Standard">
      <style:paragraph-properties fo:margin-top="0cm" fo:margin-bottom="0cm" fo:line-height="0.6cm"/>
      <style:text-properties style:font-name="Arial" fo:font-weight="normal" style:font-weight-asian="normal" style:font-name-complex="Arial1" style:font-weight-complex="normal"/>
    </style:style>
    <style:style style:name="P9" style:family="paragraph" style:parent-style-name="Standard">
      <style:paragraph-properties fo:margin-top="0cm" fo:margin-bottom="0cm" style:line-height-at-least="0.7cm"/>
      <style:text-properties style:font-name="Arial" fo:font-weight="normal" style:font-weight-asian="normal" style:font-name-complex="Arial1" style:font-weight-complex="normal"/>
    </style:style>
    <style:style style:name="P10" style:family="paragraph" style:parent-style-name="Standard">
      <style:paragraph-properties fo:margin-top="0cm" fo:margin-bottom="0cm" fo:line-height="0.6cm"/>
    </style:style>
    <style:style style:name="P11" style:family="paragraph" style:parent-style-name="Standard">
      <style:paragraph-properties fo:margin-top="0cm" fo:margin-bottom="0cm" fo:line-height="0.6cm"/>
      <style:text-properties style:font-name-complex="Arial1"/>
    </style:style>
    <style:style style:name="P12" style:family="paragraph" style:parent-style-name="Standard">
      <style:paragraph-properties fo:margin-top="0cm" fo:margin-bottom="0cm" fo:line-height="0.6cm"/>
      <style:text-properties fo:font-weight="bold" style:font-weight-asian="bold" style:font-name-complex="Arial1"/>
    </style:style>
    <style:style style:name="P13" style:family="paragraph" style:parent-style-name="Standard" style:master-page-name="">
      <style:paragraph-properties style:line-height-at-least="0.7cm" style:page-number="auto"/>
      <style:text-properties style:font-name="Arial" fo:font-weight="normal" style:font-weight-asian="normal" style:font-weight-complex="normal"/>
    </style:style>
    <style:style style:name="P14" style:family="paragraph" style:parent-style-name="List_20_Paragraph" style:list-style-name="WWNum13">
      <style:paragraph-properties fo:margin-top="0cm" fo:margin-bottom="0cm" fo:line-height="0.6cm"/>
      <style:text-properties style:font-name-complex="Arial1"/>
    </style:style>
    <style:style style:name="P15" style:family="paragraph" style:parent-style-name="List_20_Paragraph" style:list-style-name="WWNum14">
      <style:paragraph-properties fo:margin-top="0cm" fo:margin-bottom="0cm" fo:line-height="0.6cm"/>
      <style:text-properties style:font-name-complex="Arial1"/>
    </style:style>
    <style:style style:name="P16" style:family="paragraph" style:parent-style-name="List_20_Paragraph" style:list-style-name="WWNum15">
      <style:paragraph-properties fo:margin-top="0cm" fo:margin-bottom="0cm" fo:line-height="0.6cm"/>
      <style:text-properties style:font-name-complex="Arial1"/>
    </style:style>
    <style:style style:name="P17" style:family="paragraph" style:parent-style-name="List_20_Paragraph" style:list-style-name="WWNum16">
      <style:paragraph-properties fo:margin-top="0cm" fo:margin-bottom="0cm" fo:line-height="0.6cm"/>
      <style:text-properties style:font-name-complex="Arial1"/>
    </style:style>
    <style:style style:name="P18" style:family="paragraph" style:parent-style-name="List_20_Paragraph" style:list-style-name="WWNum17">
      <style:paragraph-properties fo:margin-top="0cm" fo:margin-bottom="0cm" fo:line-height="0.6cm"/>
      <style:text-properties style:font-name-complex="Arial1"/>
    </style:style>
    <style:style style:name="P1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0" style:family="paragraph" style:parent-style-name="Standard" style:master-page-name="Standard">
      <style:paragraph-properties style:line-height-at-least="0.7cm" fo:text-align="center" style:justify-single-word="false" style:page-number="auto"/>
      <style:text-properties style:font-name="Arial" fo:font-weight="bold" style:font-weight-asian="bold" style:font-weight-complex="bold"/>
    </style:style>
    <style:style style:name="P21" style:family="paragraph" style:parent-style-name="Standard" style:list-style-name="L5">
      <style:text-properties fo:font-weight="normal" style:font-weight-asian="normal" style:font-weight-complex="normal"/>
    </style:style>
    <style:style style:name="P22" style:family="paragraph" style:parent-style-name="Standard" style:list-style-name="L6">
      <style:text-properties fo:font-weight="normal" style:font-weight-asian="normal" style:font-weight-complex="normal"/>
    </style:style>
    <style:style style:name="P23" style:family="paragraph" style:parent-style-name="Standard" style:list-style-name="L7">
      <style:text-properties fo:font-weight="normal" style:font-weight-asian="normal" style:font-weight-complex="normal"/>
    </style:style>
    <style:style style:name="P24" style:family="paragraph" style:parent-style-name="Standard" style:list-style-name="L8">
      <style:text-properties fo:font-weight="normal" style:font-weight-asian="normal" style:font-weight-complex="normal"/>
    </style:style>
    <style:style style:name="P25" style:family="paragraph" style:parent-style-name="Standard" style:list-style-name="L9">
      <style:text-properties fo:font-weight="normal" style:font-weight-asian="normal" style:font-weight-complex="normal"/>
    </style:style>
    <style:style style:name="P26" style:family="paragraph" style:parent-style-name="Standard" style:list-style-name="L10">
      <style:paragraph-properties style:line-height-at-least="0.7cm"/>
      <style:text-properties style:font-name="Arial" fo:font-weight="normal" style:font-weight-asian="normal" style:font-weight-complex="normal"/>
    </style:style>
    <style:style style:name="P27" style:family="paragraph" style:parent-style-name="Standard" style:list-style-name="L1">
      <style:paragraph-properties fo:margin-top="0.199cm" fo:margin-bottom="0cm"/>
    </style:style>
    <style:style style:name="P28" style:family="paragraph" style:parent-style-name="Standard" style:list-style-name="L2">
      <style:paragraph-properties fo:margin-top="0.199cm" fo:margin-bottom="0cm"/>
    </style:style>
    <style:style style:name="P29" style:family="paragraph" style:parent-style-name="Standard" style:list-style-name="L3">
      <style:paragraph-properties fo:margin-top="0.199cm" fo:margin-bottom="0cm"/>
    </style:style>
    <style:style style:name="P30" style:family="paragraph" style:parent-style-name="Standard" style:list-style-name="L4">
      <style:paragraph-properties fo:margin-top="0.199cm" fo:margin-bottom="0cm"/>
    </style:style>
    <style:style style:name="P31" style:family="paragraph" style:parent-style-name="Standard" style:master-page-name="Standard">
      <style:paragraph-properties fo:margin-top="0.199cm" fo:margin-bottom="0cm" fo:text-align="center" style:justify-single-word="false" style:page-number="auto"/>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font-weight-asian="bold" style:font-name-complex="Arial1"/>
    </style:style>
    <style:style style:name="T3" style:family="text">
      <style:text-properties fo:font-weight="normal" style:font-weight-asian="normal" style:font-weight-complex="normal"/>
    </style:style>
    <style:style style:name="T4" style:family="text">
      <style:text-properties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text:p>
      <text:p text:style-name="P1"><text:span text:style-name="T1">Modules = &gt;</text:span>Modules are used in Angular JS to put logical boundaries in your application.  you can build everything into separate modules to separate the functionality of your application. </text:p>
      <text:p text:style-name="P6"><text:s/>The import statement is used to import functionality from the existing modules. Thus, the first 3 statements are used to import the NgModule, BrowserModule and AppComponent modules into this module.</text:p>
      <text:p text:style-name="P6"/>
      <text:list xml:id="list7795386801060074138" text:style-name="L1">
        <text:list-item>
          <text:p text:style-name="P27">The NgModule decorator is used to later on define the imports, declarations, and bootstrapping options.</text:p>
        </text:list-item>
        <text:list-item>
          <text:p text:style-name="P27">The BrowserModule is required by default for any web based angular application.</text:p>
        </text:list-item>
        <text:list-item>
          <text:p text:style-name="P27">The bootstrap option tells Angular which Component to bootstrap in the application.</text:p>
        </text:list-item>
      </text:list>
      <text:p text:style-name="P6"/>
      <text:p text:style-name="P6">A module is made up of the following parts −</text:p>
      <text:p text:style-name="P6"><text:span text:style-name="T1">Bootstrap array =&gt;</text:span> This is used to tell Angular JS which components need to be loaded so that its functionality can be accessed in the application. Once you include the component in the bootstrap array, you need to declare them so that they can be used across other components in the Angular JS application.</text:p>
      <text:p text:style-name="P6"><text:span text:style-name="T1">Export array =&gt;</text:span> This is used to export components, directives, and pipes which can then be used in other modules.</text:p>
      <text:p text:style-name="P6"/>
      <text:p text:style-name="P6"><text:span text:style-name="T1">Import array =&gt; </text:span>Just like the export array, the import array can be used to import the functionality from other Angular JS modules.</text:p>
      <text:p text:style-name="P6"/>
      <text:p text:style-name="P6"><text:span text:style-name="T1">Metadata =&gt;</text:span> This is used to decorate the class and extend the functionality of the class.</text:p>
      <text:p text:style-name="P7"/>
      <text:p text:style-name="P6"><text:span text:style-name="T1">Template =&gt;</text:span> <text:s/>This is used to render the view for the application. This contains the HTML that needs to be rendered in the application. </text:p>
      <text:p text:style-name="P6"/>
      <text:p text:style-name="P6"><text:span text:style-name="T1">Class =&gt;</text:span> This contains properties and methods. This has the code which is used to support the view. It is defined in TypeScript.</text:p>
      <text:p text:style-name="P6">Parameters</text:p>
      <text:p text:style-name="P6"><text:span text:style-name="T1">Classname −</text:span> This is the name to be given to the class.</text:p>
      <text:list xml:id="list4966933098524079022" text:style-name="L2">
        <text:list-item>
          <text:p text:style-name="P28"><text:span text:style-name="T1">Propertyname:−</text:span> This is the name to be given to the property.</text:p>
        </text:list-item>
        <text:list-item>
          <text:p text:style-name="P28"><text:span text:style-name="T1">PropertyType:</text:span> Since TypeScript is strongly typed, you need to give a type to the property.</text:p>
        </text:list-item>
        <text:list-item>
          <text:p text:style-name="P28"><text:span text:style-name="T1">Value :</text:span> This is the value to be given to the property.</text:p>
        </text:list-item>
      </text:list>
      <text:p text:style-name="P6"/>
      <text:p text:style-name="P6"><text:span text:style-name="T1">Metadata =&gt;</text:span> This has the extra data defined for the Angular class. It is defined with a decorator.</text:p>
      <text:p text:style-name="P6"/>
      <text:p text:style-name="P7"/>
      <text:p text:style-name="P31">{2}</text:p>
      <text:p text:style-name="P6"><text:span text:style-name="T1">directive =&gt; </text:span>A directive is a custom HTML element that is used to extend the power of HTML. Angular 2 has the following directives that get called as part of the BrowserModule module.</text:p>
      <text:list xml:id="list3578599253566277887" text:style-name="L3">
        <text:list-item>
          <text:p text:style-name="P29">ngif</text:p>
        </text:list-item>
        <text:list-item>
          <text:p text:style-name="P29">ngFor</text:p>
        </text:list-item>
      </text:list>
      <text:p text:style-name="P6"><text:span text:style-name="T1">ngIf =&gt; </text:span>The ngif element is used to add elements to the HTML code if it evaluates to true, else it will not add the elements to the HTML code.</text:p>
      <text:p text:style-name="P6"><text:span text:style-name="T1">ngFor =&gt; </text:span>The ngFor element is used to elements based on the condition of the For loop.</text:p>
      <text:p text:style-name="P6"><text:span text:style-name="T1">Decorator =&gt; </text:span>A Decorator is a special kind of declaration that can be attached to a class declaration, method, accessor, property, or parameter. Decorators use the form @expression, </text:p>
      <text:p text:style-name="P6">where expression must evaluate to a function that will be called at runtime with information about the decorated declaration.</text:p>
      <text:p text:style-name="P6"/>
      <text:p text:style-name="P6">JavaScript is considered a "<text:span text:style-name="T1">parser blocking resource</text:span>". This means that the parsing of the HTML document itself is blocked by JavaScript. </text:p>
      <text:p text:style-name="P6"/>
      <text:p text:style-name="P6"><text:span text:style-name="T1">HostBinding =&gt; </text:span>Declares a host property binding.Angular automatically checks host property bindings during change detection. If a binding changes, it will update the host element of the directive. </text:p>
      <text:p text:style-name="P6"><text:span text:style-name="T1">#HostBinding =&gt;</text:span> will bind property to host element, If a binding changes, HostBinding will update the host element.</text:p>
      <text:p text:style-name="P6">or</text:p>
      <text:p text:style-name="P6"><text:span text:style-name="T1">@HostBinding =&gt; </text:span>set properties on the element or component that hosts the directive.</text:p>
      <text:p text:style-name="P6">or</text:p>
      <text:p text:style-name="P6"><text:span text:style-name="T1">@HostBinding =&gt; </text:span>The @HostBinding decorator allows us to programatically set a property value on the directive's host element.It works similarly to a property binding defined in a template, except it specifically targets the host element.</text:p>
      <text:p text:style-name="P6"><text:span text:style-name="T1">defer =&gt;</text:span> A script that will not run until after the page has loaded that is the script is executed when the page has finished parsing.</text:p>
      <text:p text:style-name="P6"><text:span text:style-name="T1">Note:</text:span> There are several ways an external script can be executed:</text:p>
      <text:list xml:id="list5324009882530166665" text:style-name="L4">
        <text:list-item>
          <text:p text:style-name="P30">The defer attribute is only for external scripts. The defer attribute is a boolean attribute.</text:p>
        </text:list-item>
        <text:list-item>
          <text:p text:style-name="P30"><text:span text:style-name="T1">If async is present: </text:span>The script is executed asynchronously with the rest of the page (the script will be executed while the page continues the parsing)</text:p>
        </text:list-item>
        <text:list-item>
          <text:p text:style-name="P30"><text:span text:style-name="T1">If async is not present and defer is present:</text:span> The script is executed when the page has finished parsing.</text:p>
        </text:list-item>
        <text:list-item>
          <text:p text:style-name="P30"><text:span text:style-name="T1">If neither async or defer is present:</text:span> The script is fetched and executed immediately, before the browser continues parsing the page</text:p>
        </text:list-item>
      </text:list>
      <text:p text:style-name="P6"/>
      <text:p text:style-name="P6">defer downloads the file during HTML parsing and will only execute it after the parser has completed. defer scripts are also guaranteed to execute in the order that they appear in the document.</text:p>
      <text:p text:style-name="P31">{3}</text:p>
      <text:p text:style-name="P6"><text:span text:style-name="T1">async =&gt;</text:span> async downloads the file during HTML parsing and will pause the HTML parser to execute it when it has finished downloading.</text:p>
      <text:p text:style-name="P6"/>
      <text:p text:style-name="P6"><text:span text:style-name="T1">Encapsulation =&gt; </text:span>the capability to store related information, whether data or methods, together in an object.</text:p>
      <text:p text:style-name="P6"><text:span text:style-name="T1">Aggregation =&gt;</text:span> the capability to store one object inside another object.</text:p>
      <text:p text:style-name="P6"><text:span text:style-name="T1">Inheritance =&gt;</text:span> the capability of a class to rely upon another class (or number of classes) for some of its properties and methods.</text:p>
      <text:p text:style-name="P6"><text:span text:style-name="T1">Polymorphism =&gt; </text:span>the capability to write one function or method that works in a variety of different ways.</text:p>
      <text:p text:style-name="P6"><text:span text:style-name="T1">Inheritance <text:s/>=&gt;</text:span> JavaScript is also an object oriented programming language, it supports inheritance. A inheritance in JavaScript is prototype-based. An object inherits from another object.</text:p>
      <text:p text:style-name="P6"/>
      <text:p text:style-name="P6"><text:span text:style-name="T1">What is a closure =&gt; </text:span>A closure is an inner function that has access to the outer function’s variables in addition to it's own variables and global variables.</text:p>
      <text:p text:style-name="P6">The inner function has access not only to the outer function’s variables, but also to the outer function’s parameters. You create a closure by adding a function inside another function.</text:p>
      <text:p text:style-name="P6">function clouseFunction(firstName, LastName){</text:p>
      <text:p text:style-name="P6"><text:s/><text:tab/>var greeting = 'Hello';</text:p>
      <text:p text:style-name="P6"><text:tab/>function Name(){</text:p>
      <text:p text:style-name="P6"><text:tab/><text:tab/>return greeting +" - "+ firstName +"::"+LastName;</text:p>
      <text:p text:style-name="P6"><text:tab/>}</text:p>
      <text:p text:style-name="P6"><text:tab/>return Name();</text:p>
      <text:p text:style-name="P6"><text:s/>}</text:p>
      <text:p text:style-name="P6"><text:span text:style-name="T1">clouseFunction</text:span>("Ashok kumar","Panthari")</text:p>
      <text:p text:style-name="P6">The differences between object literals and constructed objects, when to use which and why.</text:p>
      <text:p text:style-name="P6"><text:tab/>var obj = {a: 123, b: 456};</text:p>
      <text:p text:style-name="P6"><text:tab/>var refObj = obj </text:p>
      <text:p text:style-name="P6"><text:tab/>refObj.b =500;dd</text:p>
      <text:p text:style-name="P6"><text:tab/>console.log(obj.b) // 456</text:p>
      <text:p text:style-name="P6"><text:tab/>console.log(refObj.b) // 456</text:p>
      <text:p text:style-name="P6">Notice that changing obj.b also affected refObj.b. This happens because in JavaScript, when you assign an object to another variable, it simply creates a reference.<text:tab/></text:p>
      <text:p text:style-name="P6"><text:tab/></text:p>
      <text:p text:style-name="P6"><text:span text:style-name="T1">higher-order function =&gt; </text:span><text:s/>A higher-order function is a function that can take another function as an argument, or that returns a function as a result.</text:p>
      <text:p text:style-name="P6"><text:span text:style-name="T1">pure function =&gt; <text:s/></text:span>Pure function always returns the same result given same parameters. <text:s/>The function returns exactly the same result every time it’s called with the same set of arguments.</text:p>
      <text:p text:style-name="P31">{4}</text:p>
      <text:p text:style-name="P2">What is difference between function declaration and expression declaration in javascript.</text:p>
      <text:p text:style-name="P1">Function Declarations and Expressions are the ways to define classes for objects in JavaScript. The main different between these is hoisting. </text:p>
      <text:p text:style-name="P1">Declarations are function hoisted whereas Expressions are variable hoisted.</text:p>
      <text:p text:style-name="P1">Function declaration can be used or invoked even before its definition but function expression can be invoked only after its definition.</text:p>
      <text:p text:style-name="P1">it is bubbled up as a variable with undefined value.</text:p>
      <text:p text:style-name="P1"/>
      <text:p text:style-name="P2">Describe JavaScript Anonymous Functions.</text:p>
      <text:p text:style-name="P1">A function without a name is an anonymous function. We store these inside a variable name. </text:p>
      <text:p text:style-name="P2">Explain Array Object in JavaScript.</text:p>
      <text:p text:style-name="P1">An array object is used to store the multiple values in a single variable. Here, an array can hold various types of data types in a single array slot, which implies that an array can have a string, a number or an object in a single slot. It implies that an array can have a string, a number or an object in a single slot. </text:p>
      <text:p text:style-name="P1"/>
      <text:p text:style-name="P1"><text:span text:style-name="T1">Currying =&gt;</text:span> Currying converts a single function that takes in multiple arguments to multiple functions each of which takes in a single argument.</text:p>
      <text:p text:style-name="P1">var curriedQuadratic = function(a) {</text:p>
      <text:p text:style-name="P1"><text:s text:c="4"/>return function(b) {</text:p>
      <text:p text:style-name="P1"><text:s text:c="8"/>return function(c) {</text:p>
      <text:p text:style-name="P1"><text:s text:c="12"/>return function(x) {</text:p>
      <text:p text:style-name="P1"><text:s text:c="16"/>return a * d * c + b * a + d;</text:p>
      <text:p text:style-name="P1"><text:s text:c="12"/>};</text:p>
      <text:p text:style-name="P1"><text:s text:c="8"/>};</text:p>
      <text:p text:style-name="P1"><text:s text:c="4"/>}</text:p>
      <text:p text:style-name="P1"><text:tab/></text:p>
      <text:p text:style-name="P1"><text:span text:style-name="T1">Recursive =&gt; </text:span>Recursive functions are functions that call itself.</text:p>
      <text:p text:style-name="P1"><text:span text:style-name="T1">decorator =&gt; </text:span>A decorator is a function that adds metadata to a class,its members, or its method arguments.There are four main types:</text:p>
      <text:list xml:id="list224676755906874927" text:style-name="L5">
        <text:list-item>
          <text:p text:style-name="P21"><text:span text:style-name="T1">Class decorators =&gt; </text:span>e.g. @Component and @NgModule</text:p>
        </text:list-item>
        <text:list-item>
          <text:p text:style-name="P21"><text:span text:style-name="T1">Property decorators for properties inside classes =&gt;</text:span> <text:s/>e.g. @Input and @Output</text:p>
        </text:list-item>
        <text:list-item>
          <text:p text:style-name="P21"><text:span text:style-name="T1">Method decorators for methods inside classes =&gt; </text:span>e.g. @HostListener</text:p>
        </text:list-item>
        <text:list-item>
          <text:p text:style-name="P21"><text:span text:style-name="T1">Parameter decorators for parameters inside class constructors =&gt;</text:span> e.g. @Inject</text:p>
        </text:list-item>
      </text:list>
      <text:p text:style-name="P1">Each decorator has a unique role.</text:p>
      <text:p text:style-name="P1">@NgModule({imports: [],declarations: [],})</text:p>
      <text:p text:style-name="P1">@Component({selector: 'selector'})</text:p>
      <text:p text:style-name="P19">{5}</text:p>
      <text:p text:style-name="P1">@NgModule ({ </text:p>
      <text:p text:style-name="P1"><text:s text:c="3"/>imports: <text:s text:c="5"/>[ BrowserModule ], </text:p>
      <text:p text:style-name="P1"><text:s text:c="3"/>declarations: [ AppComponent ], </text:p>
      <text:p text:style-name="P1"><text:s text:c="3"/>bootstrap: <text:s text:c="3"/>[ AppComponent ] </text:p>
      <text:p text:style-name="P1">}) </text:p>
      <text:p text:style-name="P1"/>
      <text:p text:style-name="P1"><text:span text:style-name="T1">import =&gt; </text:span>The import statement is used to import functionality from the existing modules. Thus, the first 3 statements are used to import the NgModule, BrowserModule and AppComponent modules into this module.</text:p>
      <text:p text:style-name="P1"><text:span text:style-name="T1">NgModule =&gt; </text:span>The NgModule decorator is used to later on define the imports, declarations, and bootstrapping options.</text:p>
      <text:p text:style-name="P1"><text:span text:style-name="T1">NgModule =&gt; </text:span>The BrowserModule is required by default for any web based angular application.</text:p>
      <text:p text:style-name="P1"><text:span text:style-name="T1">bootstrap =&gt; </text:span>The bootstrap option tells Angular which Component to bootstrap in the application</text:p>
      <text:p text:style-name="P1"><text:span text:style-name="T1">Export array =&gt; </text:span>This is used to export components, directives, and pipes which can then be used in other modules.</text:p>
      <text:p text:style-name="P1"><text:span text:style-name="T1">Import array =&gt;</text:span> Just like the export array, the import array can be used to import the functionality from other Angular JS modules.</text:p>
      <text:p text:style-name="P1"><text:span text:style-name="T1">Components =&gt;</text:span> Each application consists of Components. Each component is a logical boundary of functionality for the application.</text:p>
      <text:p text:style-name="P1">Components are a logical piece of code for Angular JS application. A Component consists of the following </text:p>
      <text:list xml:id="list7473586257105816069" text:style-name="L6">
        <text:list-item>
          <text:p text:style-name="P22"><text:span text:style-name="T1">Class =&gt; </text:span>Class which consists of properties and methods.</text:p>
        </text:list-item>
        <text:list-item>
          <text:p text:style-name="P22"><text:span text:style-name="T1">Metadata =&gt;</text:span> This is used to decorate the class and extend the functionality of the class.</text:p>
        </text:list-item>
        <text:list-item>
          <text:p text:style-name="P22"><text:span text:style-name="T1">Template =&gt;</text:span> This is used to define the HTML view which is displayed in the application.</text:p>
        </text:list-item>
      </text:list>
      <text:p text:style-name="P1">Components are a logical piece of code for Angular JS application. A Component consists of the following </text:p>
      <text:p text:style-name="P1"/>
      <text:p text:style-name="P1"><text:span text:style-name="T1">Template =&gt; </text:span>This is used to render the view for the application. This contains the HTML that needs to be rendered in the application. This part also includes the binding and directives.</text:p>
      <text:p text:style-name="P1"/>
      <text:p text:style-name="P1"><text:span text:style-name="T1">Class =&gt; </text:span>This is like a class defined in any language such as C. This contains properties and methods. This has the code which is used to support the view. It is defined in TypeScript.</text:p>
      <text:p text:style-name="P1"><text:span text:style-name="T1">Metadata =&gt; </text:span>This has the extra data defined for the Angular class. It is defined with a decorator</text:p>
      <text:p text:style-name="P1"><text:span text:style-name="T1">directive =&gt; </text:span>A directive is a custom HTML element that is used to extend the power of HTML. Angular 2 has the following directives that get called as part of the BrowserModule module.</text:p>
      <text:list xml:id="list2242960166745183558" text:style-name="L7">
        <text:list-item>
          <text:p text:style-name="P23">ngif</text:p>
        </text:list-item>
        <text:list-item>
          <text:p text:style-name="P23">ngFor</text:p>
        </text:list-item>
      </text:list>
      <text:p text:style-name="P2"/>
      <text:p text:style-name="P19">{6}</text:p>
      <text:p text:style-name="P1"><text:span text:style-name="T1">ngIf =&gt;</text:span> The ngif element is used to add elements to the HTML code if it evaluates to true, else it will not add the elements to the HTML code.</text:p>
      <text:p text:style-name="P1">*ngIf = 'expression'</text:p>
      <text:p text:style-name="P1"/>
      <text:p text:style-name="P1"><text:span text:style-name="T1">ngFor =&gt; </text:span>The ngFor element is used to elements based on the condition of the For loop.</text:p>
      <text:p text:style-name="P1">*ngFor = 'let variable of variablelist'</text:p>
      <text:p text:style-name="P1"><text:span text:style-name="T1">Metadata =&gt;</text:span> Metadata is used to decorate a class so that it can configure the expected behavior of the class.Following are the different parts for metadata.</text:p>
      <text:p text:style-name="P1"/>
      <text:p text:style-name="P1"><text:span text:style-name="T1">Annotations =</text:span>&gt; These are decorators at the class level. This is an array and an example having both the @Component and @Routes decorator.</text:p>
      <text:list xml:id="list4969953214493576424" text:style-name="L8">
        <text:list-item>
          <text:p text:style-name="P24"><text:span text:style-name="T1">Modules :−</text:span> This is used to break up the application into logical pieces of code. Each piece of code or module is designed to perform a single task.</text:p>
        </text:list-item>
        <text:list-item>
          <text:p text:style-name="P24"><text:span text:style-name="T1">Component :− </text:span>This can be used to bring the modules together.</text:p>
        </text:list-item>
        <text:list-item>
          <text:p text:style-name="P24"><text:span text:style-name="T1">Templates :−</text:span> This is used to define the views of an Angular JS application.</text:p>
        </text:list-item>
        <text:list-item>
          <text:p text:style-name="P24"><text:span text:style-name="T1">Metadata :−</text:span> This can be used to add more data to an Angular JS class.</text:p>
        </text:list-item>
        <text:list-item>
          <text:p text:style-name="P24"><text:span text:style-name="T1">Service <text:s/>:−</text:span> This is used to create components which can be shared across the entire application.</text:p>
        </text:list-item>
      </text:list>
      <text:p text:style-name="P1"/>
      <text:p text:style-name="P2">@Input =&gt; <text:span text:style-name="T3">@Input decorator binds a property child component <text:s/>to receive a value parent component. This is one way communication from parent to child. </text:span></text:p>
      <text:p text:style-name="P1">A component can receive a value from another component using component property binding.</text:p>
      <text:p text:style-name="P1"/>
      <text:p text:style-name="P1"><text:span text:style-name="T1">@Output =&gt; </text:span>@Output decorator binds a property of a component to send data from child component to parent component.</text:p>
      <text:p text:style-name="P1">This is one way communication from child to parent component. @<text:span text:style-name="T1">Output</text:span> binds a property of the type of angular EventEmitter class. This property name becomes custom event name for calling component.</text:p>
      <text:p text:style-name="P1"><text:s/>@<text:span text:style-name="T1">Output</text:span> decorator can also alias the property name as @Output(alias) and now this alias name will be used in custom event binding in calling component</text:p>
      <text:p text:style-name="P1">@<text:span text:style-name="T1">Output</text:span>('addStudentEvent') addStdEvent = new EventEmitter(); </text:p>
      <text:p text:style-name="P1"/>
      <text:p text:style-name="P1"><text:span text:style-name="T1">@ViewChild() =&gt; </text:span>@ViewChild() decorator can be used to get the first element or the directive matching the selector from the view DOM. @ViewChild() provides the instance of another component or directive in a parent component and then parent component can access the methods and properties of that component or directive.</text:p>
      <text:p text:style-name="P1"><text:span text:style-name="T1">@ViewChild() :</text:span>- components can communicate with a component or directive.</text:p>
      <text:p text:style-name="P1">In a parent component we can use @ViewChild() for components, directives and template reference variable with ElementRef or TemplateRef. </text:p>
      <text:p text:style-name="P19">{7}</text:p>
      <text:p text:style-name="P1"><text:span text:style-name="T1">@ContentChild =&gt; </text:span>@ContentChild gives the first element or directive matching the selector from the content DOM. <text:s/>If new child element replaces the old one matching the selector in content DOM, then property will also be updated.</text:p>
      <text:p text:style-name="P1">@ContentChild(BookDirective) book: BookDirective; <text:s/></text:p>
      <text:p text:style-name="P1"><text:span text:style-name="T1">@ContentChildren =&gt; </text:span>@ContentChildren is used to get QueryList of elements or directives from the content DOM. </text:p>
      <text:p text:style-name="P1">When there is change in content DOM, data in QueryList will also change. If child elements are added, we will get those new elements in QueryList. If child elements are removed, then those elements will be removed from the QueryList. The metadata properties of @ContentChildren are as follows</text:p>
      <text:p text:style-name="P2">AngularJS lifecycle hook</text:p>
      <text:list xml:id="list7075233023962571889" text:style-name="L9">
        <text:list-item>
          <text:p text:style-name="P25"><text:span text:style-name="T1">ngOnChanges =&gt; </text:span>When the value of a data bound property changes, then this method is called.</text:p>
        </text:list-item>
        <text:list-item>
          <text:p text:style-name="P25"><text:span text:style-name="T1">ngOnInit =&gt;</text:span> This is called whenever the initialization of the directive/component after Angular first displays the data-bound properties happens.</text:p>
        </text:list-item>
        <text:list-item>
          <text:p text:style-name="P25"><text:span text:style-name="T1">ngDoCheck =&gt; </text:span>This is for the detection and to act on changes that Angular can't or won't detect on its own.</text:p>
        </text:list-item>
        <text:list-item>
          <text:p text:style-name="P25"><text:span text:style-name="T1">ngAfterContentInit =&gt;</text:span> This is called in response after Angular projects external content into the component's view.</text:p>
        </text:list-item>
        <text:list-item>
          <text:p text:style-name="P25"><text:span text:style-name="T1">ngAfterContentChecked =&gt;</text:span> This is called in response after Angular checks the content projected into the component.</text:p>
        </text:list-item>
        <text:list-item>
          <text:p text:style-name="P25"><text:span text:style-name="T1">ngAfterViewInit =&gt;</text:span> This is called in response after Angular initializes the component's views and child views.</text:p>
        </text:list-item>
        <text:list-item>
          <text:p text:style-name="P25"><text:span text:style-name="T1">ngAfterViewChecked =&gt; </text:span>This is called in response after Angular checks the component's views and child views.</text:p>
        </text:list-item>
        <text:list-item>
          <text:p text:style-name="P25"><text:span text:style-name="T1">ngOnDestroy =&gt; </text:span>This is the cleanup phase just before Angular destroys the directive/component.</text:p>
        </text:list-item>
      </text:list>
      <text:p text:style-name="P13"><text:span text:style-name="T1">The concat() </text:span>method is used to merge two or more arrays. This method does not change the existing arrays, but instead returns a new array.</text:p>
      <text:p text:style-name="P3">The <text:span text:style-name="T1">find() </text:span>method returns the value of the first element in the array that satisfies the provided testing function. Otherwise undefined is returned.</text:p>
      <text:p text:style-name="P3">The<text:span text:style-name="T1"> every()</text:span> method tests whether all elements in the array pass the test implemented by the provided function.</text:p>
      <text:p text:style-name="P3">The f<text:span text:style-name="T1">indIndex() </text:span>method returns the index of the first element in the array that satisfies the provided testing function. Otherwise -1 is returned.</text:p>
      <text:p text:style-name="P3">function isBigEnough(element){ <text:s text:c="2"/>return element &gt;= 15;}</text:p>
      <text:p text:style-name="P3">[12, 5, 8, 130, 44].findIndex(isBigEnough); //3</text:p>
      <text:p text:style-name="P20">{8}</text:p>
      <text:p text:style-name="P3">The <text:span text:style-name="T1">indexOf()</text:span> method returns the first index at which a given element can be found in the array, or -1 if it is not present.</text:p>
      <text:p text:style-name="P3">var a = [2, 9, 9]; </text:p>
      <text:p text:style-name="P3">a.indexOf(2); // 0 </text:p>
      <text:p text:style-name="P3">var indices = [];</text:p>
      <text:p text:style-name="P3">var array = ['a', 'b', 'a', 'c', 'a', 'd'];</text:p>
      <text:p text:style-name="P3">var element = 'a';</text:p>
      <text:p text:style-name="P3">var idx = array.indexOf(element);</text:p>
      <text:p text:style-name="P3">while (idx != -1) {</text:p>
      <text:p text:style-name="P3"><text:s text:c="2"/>indices.push(idx);</text:p>
      <text:p text:style-name="P3"><text:s text:c="2"/>idx = array.indexOf(element, idx + 1);</text:p>
      <text:p text:style-name="P3">}</text:p>
      <text:p text:style-name="P3">console.log(indices); // [0, 2, 4]</text:p>
      <text:p text:style-name="P3">The <text:span text:style-name="T1">filter() </text:span>method creates a new array with all elements that pass the test implemented by the provided function.</text:p>
      <text:p text:style-name="P3">var words = ["spray", "limit", "elite", "exuberant", "destruction", "present", "happy"];</text:p>
      <text:p text:style-name="P3">var longWords = words.filter(function(word){</text:p>
      <text:p text:style-name="P3"><text:s text:c="2"/>return word.length &gt; 6;</text:p>
      <text:p text:style-name="P3">});</text:p>
      <text:p text:style-name="P3">// Filtered array longWords is ["exuberant", "destruction", "present"]</text:p>
      <text:p text:style-name="P3">function isBigEnough(value){</text:p>
      <text:p text:style-name="P3"><text:s/>return value &gt;= 10;</text:p>
      <text:p text:style-name="P3">}</text:p>
      <text:p text:style-name="P3">var filtered = [12, 5, 8, 130, 44].filter(isBigEnough);</text:p>
      <text:p text:style-name="P3">// filtered is [12, 130, 44]</text:p>
      <text:p text:style-name="P3"/>
      <text:p text:style-name="P5"><text:soft-page-break/>{9}</text:p>
      <text:p text:style-name="P3">var arr = [ <text:tab/>{id: 15 },{ id: -1 }, <text:s/>{ id: 0 },{ id: 3 },{ id: 12.2 },{ },{ id: null },{ id: NaN },</text:p>
      <text:p text:style-name="P3"><text:tab/>{ id: 'undefined' }</text:p>
      <text:p text:style-name="P3">];</text:p>
      <text:p text:style-name="P3"/>
      <text:p text:style-name="P3">var invalidEntries = 0;</text:p>
      <text:p text:style-name="P3">function isNumber(obj) {</text:p>
      <text:p text:style-name="P3"><text:s text:c="2"/>return obj!== undefined &amp;&amp; typeof(obj) === 'number' &amp;&amp; !isNaN(obj);</text:p>
      <text:p text:style-name="P3">}</text:p>
      <text:p text:style-name="P3">function filterByID(item) {</text:p>
      <text:p text:style-name="P3"><text:s text:c="2"/>if (isNumber(item.id)) { <text:s text:c="3"/>return true;</text:p>
      <text:p text:style-name="P3"><text:s text:c="2"/>} </text:p>
      <text:p text:style-name="P3"><text:s text:c="2"/>invalidEntries++;</text:p>
      <text:p text:style-name="P3"><text:s text:c="2"/>return false; </text:p>
      <text:p text:style-name="P3">}</text:p>
      <text:p text:style-name="P3">var arrByID = arr.filter(filterByID);</text:p>
      <text:p text:style-name="P3">console.log('Filtered Array\n', arrByID); </text:p>
      <text:p text:style-name="P3">// Filtered Array // [{ id: 15 }, { id: -1 }, { id: 0 }, { id: 3 }, { id: 12.2 }]</text:p>
      <text:p text:style-name="P3">console.log('Number of Invalid Entries = ', invalidEntries); </text:p>
      <text:p text:style-name="P3">// Number of Invalid Entries = 4</text:p>
      <text:p text:style-name="P3">The <text:span text:style-name="T1">forEach() </text:span>method executes a provided function once for each array element.</text:p>
      <text:p text:style-name="P3">onst arr = ['a', 'b', 'c'];</text:p>
      <text:p text:style-name="P3">arr.forEach(function(element) {</text:p>
      <text:p text:style-name="P3"><text:s text:c="4"/>console.log(element);</text:p>
      <text:p text:style-name="P3">});</text:p>
      <text:p text:style-name="P3"><text:s/>items = ['item1', 'item2', 'item3'];</text:p>
      <text:p text:style-name="P3"><text:s/>copy = [];</text:p>
      <text:p text:style-name="P3"><text:soft-page-break/>for (var i=0; i&lt;items.length; i++) {</text:p>
      <text:p text:style-name="P3"><text:s text:c="2"/>copy.push(items[i])</text:p>
      <text:p text:style-name="P3">}</text:p>
      <text:p text:style-name="P3">var words = ['one', 'two', 'three', 'four'];</text:p>
      <text:p text:style-name="P3">words.forEach(function(word) {</text:p>
      <text:p text:style-name="P3"><text:s text:c="2"/>console.log(word);</text:p>
      <text:p text:style-name="P3"><text:s text:c="2"/>if (word === 'two') {</text:p>
      <text:p text:style-name="P3"><text:s text:c="4"/>words.shift();</text:p>
      <text:p text:style-name="P3"><text:s text:c="2"/>}</text:p>
      <text:p text:style-name="P3">});// one, two, four</text:p>
      <text:p text:style-name="P3">=================== <text:span text:style-name="T1">join()</text:span> ==================</text:p>
      <text:p text:style-name="P3">The <text:span text:style-name="T1">join() </text:span>method joins all elements of an array (or an array-like object) into a string and returns this string.</text:p>
      <text:p text:style-name="P3"/>
      <text:p text:style-name="P3">var a = ['Wind', 'Rain', 'Fire'];</text:p>
      <text:p text:style-name="P3">a.join(); <text:s text:c="3"/>// 'Wind,Rain,Fire'</text:p>
      <text:p text:style-name="P3">a.join('-'); // 'Wind-Rain-Fire'</text:p>
      <text:p text:style-name="P3"/>
      <text:p text:style-name="P3">=================== <text:span text:style-name="T1">map()</text:span> ==================</text:p>
      <text:p text:style-name="P3">The <text:span text:style-name="T1">map() </text:span>method creates a new array with the results of calling a provided function on every element in the calling array.</text:p>
      <text:p text:style-name="P3">var numbers = [1, 4, 9];</text:p>
      <text:p text:style-name="P3">var doubles = numbers.map(function(num) {</text:p>
      <text:p text:style-name="P3"><text:s text:c="2"/>return num * 2;</text:p>
      <text:p text:style-name="P3">});</text:p>
      <text:p text:style-name="P3"/>
      <text:p text:style-name="P3">// doubles is now [2, 8, 18]</text:p>
      <text:p text:style-name="P3">// numbers is still [1, 4, 9]</text:p>
      <text:p text:style-name="P3"><text:soft-page-break/></text:p>
      <text:p text:style-name="P3">===================<text:span text:style-name="T1"> pop()</text:span> ==================</text:p>
      <text:p text:style-name="P3">The <text:span text:style-name="T1">pop()</text:span> method removes the last element from an array and returns that element. This method changes the length of the array.</text:p>
      <text:p text:style-name="P3">var a = [1, 2, 3];</text:p>
      <text:p text:style-name="P3">a.pop();</text:p>
      <text:p text:style-name="P3">console.log(a); // [1, 2]</text:p>
      <text:p text:style-name="P3"/>
      <text:p text:style-name="P3">=================== <text:span text:style-name="T1">push()</text:span> ==================</text:p>
      <text:p text:style-name="P3">The <text:span text:style-name="T1">push()</text:span> method adds one or more elements to the end of an array and returns the new length of the array.</text:p>
      <text:p text:style-name="P3">var numbers = [1, 2, 3];</text:p>
      <text:p text:style-name="P3">numbers.push(4);</text:p>
      <text:p text:style-name="P3">console.log(numbers); // [1, 2, 3, 4]</text:p>
      <text:p text:style-name="P3"/>
      <text:p text:style-name="P3">=================== <text:span text:style-name="T1">reverse()</text:span> ==================</text:p>
      <text:p text:style-name="P3">The <text:span text:style-name="T1">reverse()</text:span> method reverses an array in place. The first array element becomes the last, and the last array element becomes the first.</text:p>
      <text:p text:style-name="P3">var a = ['one', 'two', 'three'];</text:p>
      <text:p text:style-name="P3">a.reverse(); </text:p>
      <text:p text:style-name="P3">console.log(a); // ['three', 'two', 'one']</text:p>
      <text:p text:style-name="P3"/>
      <text:p text:style-name="P3">=================== <text:span text:style-name="T1">shift()</text:span> ==================</text:p>
      <text:p text:style-name="P3">The <text:span text:style-name="T1">shift() </text:span>method removes the first element from an array and returns that element. This method changes the length of the array.</text:p>
      <text:p text:style-name="P3">var a = [1, 2, 3];</text:p>
      <text:p text:style-name="P3">var b = a.shift();</text:p>
      <text:p text:style-name="P3">console.log(a); // [2, 3]</text:p>
      <text:p text:style-name="P3"><text:soft-page-break/>var names = ["Andrew", "Edward", "Paul", "Chris" ,"John"];</text:p>
      <text:p text:style-name="P3">while( (i = names.shift()) !== undefined ) {</text:p>
      <text:p text:style-name="P3"><text:s text:c="4"/>console.log(i);</text:p>
      <text:p text:style-name="P3">}</text:p>
      <text:p text:style-name="P3">// Andrew, Edward, Paul, Chris, John</text:p>
      <text:p text:style-name="P3"/>
      <text:p text:style-name="P3"/>
      <text:p text:style-name="P3"/>
      <text:p text:style-name="P3"/>
      <text:p text:style-name="P3">=================== <text:span text:style-name="T1">slice() </text:span>==================</text:p>
      <text:p text:style-name="P3">The<text:span text:style-name="T1"> slice()</text:span> array method extracts a section of an array and returns a new array.</text:p>
      <text:p text:style-name="P3">array.slice( begin [,end] );</text:p>
      <text:p text:style-name="P3"/>
      <text:p text:style-name="P3">=================== <text:span text:style-name="T1">splice()</text:span> ==================</text:p>
      <text:p text:style-name="P4">splice() - <text:span text:style-name="T3">Adds and/or removes elements from an array.</text:span></text:p>
      <text:p text:style-name="P3">array.splice(<text:span text:style-name="T1">index</text:span>, <text:span text:style-name="T1">howMany</text:span>, [element1][, ..., elementN]);</text:p>
      <text:p text:style-name="P3"/>
      <text:p text:style-name="P3">var elem = document.<text:span text:style-name="T1">getElementById</text:span>("xyz");</text:p>
      <text:p text:style-name="P3">var list = document.<text:span text:style-name="T1">getElementsByTagName</text:span>("p"); </text:p>
      <text:p text:style-name="P3">var xyz = document.<text:span text:style-name="T1">getElementsByName</text:span>("xyz");</text:p>
      <text:p text:style-name="P3"/>
      <text:p text:style-name="P3">document.<text:span text:style-name="T1">querySelector</text:span>(css_selector)- </text:p>
      <text:p text:style-name="P3">The <text:span text:style-name="T1">querySelector()</text:span> method returns the first element that matches a specified CSS selector(s) in the document.</text:p>
      <text:p text:style-name="P3">Note: The<text:span text:style-name="T1"> querySelector()</text:span> method only returns the first element that matches the specified selectors. To return all the matches, use the querySelectorAll() method instead.</text:p>
      <text:p text:style-name="P3"/>
      <text:p text:style-name="P3"><text:soft-page-break/>document.<text:span text:style-name="T1">querySelectorAll</text:span>('.abc') - <text:span text:style-name="T1">querySelectorAll</text:span>() returns a list of the elements that match the specified group of selectors. </text:p>
      <text:p text:style-name="P3"/>
      <text:p text:style-name="P3">document.<text:span text:style-name="T1">getElementsByTagName</text:span>("a")[0].getAttribute("href");</text:p>
      <text:p text:style-name="P3">node.getAttribute(attribute_name) - Return a element's attribute value.</text:p>
      <text:p text:style-name="P3"/>
      <text:p text:style-name="P4">DOM: List/Add/Remove Class Attribute</text:p>
      <text:p text:style-name="P3"><text:span text:style-name="T1">elem.classList</text:span> - Returns elem's class attribute's space separated values as a array-like object.</text:p>
      <text:p text:style-name="P3"><text:span text:style-name="T1">elem.classList.add("value") -</text:span> Adds a class value to a element class attribute. If already exists, it will not add the class again.</text:p>
      <text:p text:style-name="P3"><text:span text:style-name="T1">elem.classList.remove("value") </text:span>- Removes a class value to a element class attribute. No error if doesn't exist.</text:p>
      <text:p text:style-name="P3"><text:span text:style-name="T1">elem.classList.toggle("value") </text:span>- Toggle a class value.</text:p>
      <text:p text:style-name="P3"><text:span text:style-name="T1">elem.classList.toggle("value",force) </text:span>- force is true or false. If true, always add the class. Else, toggle.</text:p>
      <text:p text:style-name="P3"><text:span text:style-name="T1">elem.classList.contains("value")</text:span> - returns true if elem contains the class value, else false.</text:p>
      <text:p text:style-name="P4">Get Previous/Next Sibling</text:p>
      <text:p text:style-name="P3"><text:span text:style-name="T1">element.previousElementSibling </text:span>- Value is the previous sibling that's not a white space node. Value is null if element does not have sibling.</text:p>
      <text:p text:style-name="P3"><text:span text:style-name="T1">element.nextElementSibling </text:span>- Value is the next sibling that's not a white space node. Value is null if it element does not have sibling.</text:p>
      <text:p text:style-name="P3"><text:span text:style-name="T1">node.previousSibling </text:span>- Value is the previous sibling of node, or null if it doesn't exist. This may be whitespace nodes.</text:p>
      <text:p text:style-name="P3"><text:span text:style-name="T1">node.nextSibling </text:span>- Value is the next sibling of node, or null if it doesn't exist. This may be whitespace nodes.</text:p>
      <text:p text:style-name="P3"/>
      <text:p text:style-name="P3">Document.<text:span text:style-name="T1">getElementsByTagName</text:span>()</text:p>
      <text:p text:style-name="P3">Returns an HTMLCollection of elements with the given tag name.</text:p>
      <text:p text:style-name="P3"><text:soft-page-break/></text:p>
      <text:p text:style-name="P3">Element.<text:span text:style-name="T1">getElementsByTagName</text:span>()</text:p>
      <text:p text:style-name="P3">The method returns a live HTML Collection of elements with the given tag name.</text:p>
      <text:p text:style-name="P3"/>
      <text:p text:style-name="P3">Document.<text:span text:style-name="T1">getElementsByTagName</text:span>()</text:p>
      <text:p text:style-name="P3">Returns an HTML Collection of elements with the given tag name.</text:p>
      <text:p text:style-name="P3"/>
      <text:p text:style-name="P3">Element.<text:span text:style-name="T1">getAttributeNames</text:span></text:p>
      <text:p text:style-name="P3">Element.getAttributeNames returns the attribute names of the element as an Array of strings.</text:p>
      <text:p text:style-name="P3"/>
      <text:p text:style-name="P10"><text:span text:style-name="T2">When to Use Arrays.</text:span><text:span text:style-name="T4"> <text:s/>When to use Objects.</text:span></text:p>
      <text:list xml:id="list2976402654854473289" text:style-name="WWNum13">
        <text:list-item>
          <text:p text:style-name="P14">JavaScript does not support associative arrays.</text:p>
        </text:list-item>
        <text:list-item>
          <text:p text:style-name="P14">You should use objects when you want the element names to be strings (text).</text:p>
        </text:list-item>
        <text:list-item>
          <text:p text:style-name="P14">You should use arrays when you want the element names to be numbers.</text:p>
        </text:list-item>
      </text:list>
      <text:p text:style-name="P11"/>
      <text:p text:style-name="P10"><text:span text:style-name="T2">Avoid new Array() How to Recognize an Array - </text:span><text:span text:style-name="T4">A common question is: How do I know if a variable is an array?</text:span></text:p>
      <text:p text:style-name="P11">The problem is that the JavaScript operator typeof returns "object":</text:p>
      <text:p text:style-name="P11"/>
      <text:p text:style-name="P11">var fruits = ["Banana", "Orange", "Apple", "Mango"];</text:p>
      <text:p text:style-name="P11">typeof fruits; <text:s text:c="12"/>// returns object</text:p>
      <text:p text:style-name="P11"/>
      <text:p text:style-name="P10"><text:span text:style-name="T2">Converting Arrays to Strings -</text:span><text:span text:style-name="T4"> The JavaScript method toString() converts an array to a string of (comma separated) array values.</text:span></text:p>
      <text:p text:style-name="P11"/>
      <text:p text:style-name="P11">var fruits = ["Banana", "Orange", "Apple", "Mango"];</text:p>
      <text:p text:style-name="P11">document.getElementById("demo").innerHTML = fruits.toString();</text:p>
      <text:p text:style-name="P10"><text:span text:style-name="T2">result :</text:span><text:span text:style-name="T4"> <text:s/>Banana, Orange, Apple, Mango</text:span></text:p>
      <text:p text:style-name="P11"/>
      <text:p text:style-name="P10"><text:span text:style-name="T2">The join() -</text:span><text:span text:style-name="T4"> method also joins all array elements into a string. It behaves just like toString(), but in addition you can specify the separator:</text:span></text:p>
      <text:p text:style-name="P11"/>
      <text:p text:style-name="P11">var fruits = ["Banana", "Orange","Apple", "Mango"];</text:p>
      <text:p text:style-name="P11">document.getElementById("demo").innerHTML = fruits.join(" * ");</text:p>
      <text:p text:style-name="P11"><text:soft-page-break/></text:p>
      <text:p text:style-name="P10"><text:span text:style-name="T2">Result : <text:s/></text:span><text:span text:style-name="T4">Banana * Orange * Apple * Mango</text:span></text:p>
      <text:p text:style-name="P11"/>
      <text:p text:style-name="P10"><text:span text:style-name="T2">Popping and Pushing -</text:span><text:span text:style-name="T4"> When you work with arrays, it is easy to remove elements and add new elements. This is what popping and pushing is: Popping items out of an array, or pushing items into an array.</text:span></text:p>
      <text:p text:style-name="P11"/>
      <text:p text:style-name="P10"><text:span text:style-name="T2">pop() -</text:span><text:span text:style-name="T4"> The pop() method removes the last element from an array:</text:span></text:p>
      <text:p text:style-name="P11"/>
      <text:p text:style-name="P11">var fruits = ["Banana", "Orange", "Apple", "Mango"];</text:p>
      <text:p text:style-name="P10"><text:span text:style-name="T4">fruits.pop(); <text:s text:c="11"/></text:span><text:span text:style-name="T2">result will be</text:span><text:span text:style-name="T4"> <text:s/></text:span><text:span text:style-name="T2">: </text:span><text:span text:style-name="T4"><text:s/>Removes the last element ("Mango") from fruits</text:span></text:p>
      <text:p text:style-name="P11"/>
      <text:p text:style-name="P10"><text:span text:style-name="T2">push() -</text:span><text:span text:style-name="T4"> The push() method adds a new element to an array (at the end):</text:span></text:p>
      <text:p text:style-name="P11">var fruits = ["Banana", "Orange", "Apple", "Mango"];</text:p>
      <text:p text:style-name="P10"><text:span text:style-name="T4">fruits.pussssh("Kiwi"); <text:s text:c="6"/></text:span><text:span text:style-name="T2">result will be :</text:span><text:span text:style-name="T4"> <text:s/></text:span><text:span text:style-name="T2">: </text:span><text:span text:style-name="T4"><text:s/>Adds a new element ("Kiwi") to fruits</text:span></text:p>
      <text:p text:style-name="P11"/>
      <text:p text:style-name="P11"/>
      <text:p text:style-name="P10"><text:span text:style-name="T2">Shifting Elements</text:span><text:span text:style-name="T4"> - Shifting is equivalent to popping, working on the first element instead of the last. </text:span></text:p>
      <text:p text:style-name="P11">The shift() method removes the first array element and "shifts" all other elements to a lower index.</text:p>
      <text:p text:style-name="P11"/>
      <text:p text:style-name="P11">var fruits = ["Banana", "Orange", "Apple", "Mango"];</text:p>
      <text:p text:style-name="P10"><text:span text:style-name="T4">fruits.shift(); <text:s text:c="11"/></text:span><text:span text:style-name="T2">result will be -:</text:span><text:span text:style-name="T4"> <text:s text:c="2"/>Removes the first element "Banana" from fruits</text:span></text:p>
      <text:p text:style-name="P11"/>
      <text:p text:style-name="P10"><text:span text:style-name="T2">unshift() -</text:span><text:span text:style-name="T4"> The unshift() method adds a new element to an array (at the beginning), and "unshifts" older elements:</text:span></text:p>
      <text:p text:style-name="P11"/>
      <text:p text:style-name="P11">var fruits = ["Banana", "Orange", "Apple", "Mango"];</text:p>
      <text:p text:style-name="P11">fruits.unshift("Lemon"); <text:s text:c="3"/></text:p>
      <text:p text:style-name="P10"><text:span text:style-name="T2">Result: </text:span><text:span text:style-name="T4"><text:s/>Adds a new element "Lemon" to fruits (Lemon, Banana, Orange, Apple, Mango)</text:span></text:p>
      <text:p text:style-name="P11"/>
      <text:p text:style-name="P10"><text:span text:style-name="T2">Splicing an Array - </text:span><text:span text:style-name="T4">The splice() method can be used to add new items to an array:</text:span></text:p>
      <text:p text:style-name="P11"/>
      <text:p text:style-name="P11">var fruits = ["Banana", "Orange", "Apple", "Mango"];</text:p>
      <text:p text:style-name="P10"><text:span text:style-name="T4">fruits.splice(2, 0, "Lemon", "Kiwi"); <text:s/></text:span><text:span text:style-name="T2">result will be -:</text:span><text:span text:style-name="T4"> <text:s/>Banana, Orange, Lemon, Kiwi, Apple, Mango.</text:span></text:p>
      <text:p text:style-name="P10"><text:span text:style-name="T4">fruits.splice(2, 1, "Lemon", "Kiwi"); <text:s/></text:span><text:span text:style-name="T2">result will be <text:s/>-:</text:span><text:span text:style-name="T4"> <text:s/>Banana, Orange, Lemon, Kiwi ,Mango.</text:span></text:p>
      <text:p text:style-name="P10"><text:span text:style-name="T4">fruits.splice(2, 2, "Lemon", "Kiwi"); <text:s/></text:span><text:span text:style-name="T2">result will be -:</text:span><text:span text:style-name="T4"> <text:s/>Banana, Orange, Lemon, <text:s/>Kiwi.</text:span></text:p>
      <text:p text:style-name="P11"/>
      <text:list xml:id="list2159004602744438926" text:style-name="WWNum14">
        <text:list-item>
          <text:p text:style-name="P15">The first parameter (2) defines the position where new elements should be added (spliced in).</text:p>
        </text:list-item>
        <text:list-item>
          <text:p text:style-name="P15">The second parameter (0) defines how many elements should be removed.</text:p>
        </text:list-item>
        <text:list-item>
          <text:p text:style-name="P15">The rest of the parameters ("Lemon" , "Kiwi") define the new elements to be added.</text:p>
        </text:list-item>
      </text:list>
      <text:p text:style-name="P11"><text:soft-page-break/></text:p>
      <text:p text:style-name="P11">var fruits = ["Banana", "Orange", "Apple", "Mango"];</text:p>
      <text:p text:style-name="P10"><text:span text:style-name="T4">fruits.splice(0, 1); "); <text:s text:c="2"/></text:span><text:span text:style-name="T2">result-:</text:span><text:span text:style-name="T4"> <text:s/>Orange, Apple, Mango. <text:s/></text:span></text:p>
      <text:p text:style-name="P11"/>
      <text:p text:style-name="P10"><text:span text:style-name="T2">Merging (Concatenating) Arrays - </text:span><text:span text:style-name="T4">The concat() method creates a new array by merging (concatenating) existing arrays:</text:span></text:p>
      <text:p text:style-name="P11"/>
      <text:p text:style-name="P11">var myGirls = ["Cecilie", "Lone"];</text:p>
      <text:p text:style-name="P11">var myBoys = ["Emil", "Tobias","Linus"];</text:p>
      <text:p text:style-name="P10"><text:span text:style-name="T4">var myChildren = myGirls.concat(myBoys); <text:s text:c="4"/></text:span><text:span text:style-name="T2">result will be <text:s/>:</text:span><text:span text:style-name="T4"> <text:s text:c="2"/>Cecilie, Lone, Emil, Tobias, Linus</text:span></text:p>
      <text:p text:style-name="P11">var arr1 = ["Cecilie", "Lone"];</text:p>
      <text:p text:style-name="P11">var arr2 = ["Emil", "Tobias","Linus"];</text:p>
      <text:p text:style-name="P11">var arr3 = ["Robin", "Morgan"];</text:p>
      <text:p text:style-name="P11">var myChildren = arr1.concat(arr2, arr3); <text:s text:c="2"/>); <text:s text:c="4"/></text:p>
      <text:p text:style-name="P10"><text:span text:style-name="T2">Result will be <text:s/>:</text:span><text:span text:style-name="T4"> Cecilie, <text:s/>Lone, Emil, Tobias, Linus, Robin, Morgan</text:span></text:p>
      <text:p text:style-name="P11"/>
      <text:p text:style-name="P11"/>
      <text:p text:style-name="P12">Example (Merging an Array with Values)</text:p>
      <text:p text:style-name="P11">var arr1 = ["Cecilie", "Lone"];</text:p>
      <text:p text:style-name="P11">var myChildren = arr1.concat(["Emil", "Tobias","Linus"]);</text:p>
      <text:p text:style-name="P10"><text:span text:style-name="T2">Result will be: <text:s/></text:span><text:span text:style-name="T4">Cecilie, Lone, Emil, Tobias, Linus</text:span></text:p>
      <text:p text:style-name="P11"/>
      <text:p text:style-name="P12">Slicing an Array</text:p>
      <text:p text:style-name="P11">The slice() method slices out a piece of an array into a new array.</text:p>
      <text:p text:style-name="P11">This example slices out a part of an array starting from array element 1 ("Orange"):</text:p>
      <text:p text:style-name="P11"/>
      <text:p text:style-name="P11">var fruits = ["Banana", "Orange", "Lemon", "Apple", "Mango"];</text:p>
      <text:p text:style-name="P10"><text:span text:style-name="T4">var citrus = fruits.slice(1); ); <text:s text:c="4"/></text:span><text:span text:style-name="T2">result will be <text:s/>:</text:span><text:span text:style-name="T4"> <text:s text:c="2"/>Orange, Lemon, Apple, Mango</text:span></text:p>
      <text:p text:style-name="P10"><text:span text:style-name="T4">var citrus = fruits.slice(2); ); <text:s text:c="4"/></text:span><text:span text:style-name="T2">result will be <text:s/>:</text:span><text:span text:style-name="T4"> <text:s text:c="2"/>Lemon, Apple, Mango</text:span></text:p>
      <text:p text:style-name="P11"/>
      <text:p text:style-name="P10"><text:span text:style-name="T2">The slice()</text:span><text:span text:style-name="T4"> method can take two arguments like slice(1, 3). The method then selects elements from the start argument, and up to (but not including) the end argument.</text:span></text:p>
      <text:p text:style-name="P11"/>
      <text:p text:style-name="P11">var fruits = ["Banana", "Orange", "Lemon", "Apple", "Mango"];</text:p>
      <text:p text:style-name="P10"><text:span text:style-name="T4">var citrus = fruits.slice(1, 3); ); <text:s text:c="4"/></text:span><text:span text:style-name="T2">result will be - </text:span><text:span text:style-name="T4">Orange, Lemon</text:span></text:p>
      <text:p text:style-name="P11"/>
      <text:p text:style-name="P11">If the end argument is omitted, like in the first examples, the slice() method slices out the rest of the array.</text:p>
      <text:p text:style-name="P11"/>
      <text:p text:style-name="P11">var fruits = ["Banana", "Orange", "Lemon", "Apple", "Mango"];</text:p>
      <text:p text:style-name="P10"><text:span text:style-name="T4">var citrus = fruits.slice(2) ; ); <text:s text:c="4"/></text:span><text:span text:style-name="T2">result will be :</text:span><text:span text:style-name="T4"> <text:s text:c="2"/>Lemon, Apple, Mango</text:span></text:p>
      <text:p text:style-name="P11"><text:soft-page-break/></text:p>
      <text:p text:style-name="P12">Finding Max and Min Values in an Array</text:p>
      <text:p text:style-name="P11">There are no built-in functions for finding the highest or lowest value in a JavaScript array. You will learn how you solve this problem in the next chapter of this tutorial.</text:p>
      <text:p text:style-name="P11"/>
      <text:p text:style-name="P10"><text:span text:style-name="T2">Sorting Arrays - </text:span><text:span text:style-name="T4">Sorting arrays are covered in the next chapter of this tutorial.</text:span></text:p>
      <text:p text:style-name="P11"/>
      <text:p text:style-name="P11">var fruits = ["Banana", "Orange", "Apple", "Mango"];</text:p>
      <text:p text:style-name="P11">document.getElementById("demo").innerHTML = fruits;</text:p>
      <text:p text:style-name="P11">function myFunction() {</text:p>
      <text:p text:style-name="P11"><text:s text:c="4"/>fruits.sort();</text:p>
      <text:p text:style-name="P11"><text:s text:c="4"/>document.getElementById("demo").innerHTML = fruits;</text:p>
      <text:p text:style-name="P11">}</text:p>
      <text:p text:style-name="P12"/>
      <text:p text:style-name="P12"/>
      <text:p text:style-name="P12"/>
      <text:p text:style-name="P10"><text:span text:style-name="T2">Reversing an Array <text:s/>-</text:span><text:span text:style-name="T4"> The reverse() method reverses the elements in an array.</text:span></text:p>
      <text:p text:style-name="P11">var fruits = ["Banana", "Orange", "Apple", "Mango"];</text:p>
      <text:p text:style-name="P11">document.getElementById("demo").innerHTML = fruits;</text:p>
      <text:p text:style-name="P11"/>
      <text:p text:style-name="P11">function myFunction() {</text:p>
      <text:p text:style-name="P11"><text:s text:c="4"/>fruits.sort();</text:p>
      <text:p text:style-name="P11"><text:s text:c="4"/>fruits.reverse();</text:p>
      <text:p text:style-name="P11"><text:s text:c="4"/>document.getElementById("demo").innerHTML = fruits;</text:p>
      <text:p text:style-name="P11">}</text:p>
      <text:p text:style-name="P11"/>
      <text:p text:style-name="P11"/>
      <text:p text:style-name="P12">Numeric <text:s/>Sort </text:p>
      <text:list xml:id="list2542244854648406986" text:style-name="WWNum15">
        <text:list-item>
          <text:p text:style-name="P16">By default, the sort() function sorts values as strings.</text:p>
        </text:list-item>
        <text:list-item>
          <text:p text:style-name="P16">This works well for strings ("Apple" comes before "Banana").</text:p>
        </text:list-item>
        <text:list-item>
          <text:p text:style-name="P16">However, if numbers are sorted as strings, "25" is bigger than "100", because "2" is bigger than "1".</text:p>
        </text:list-item>
        <text:list-item>
          <text:p text:style-name="P16">Because of this, the sort() method will produce incorrect result when sorting numbers.</text:p>
        </text:list-item>
        <text:list-item>
          <text:p text:style-name="P16">You can fix this by providing a compare function:</text:p>
        </text:list-item>
      </text:list>
      <text:p text:style-name="P11"/>
      <text:p text:style-name="P11">var points = [40, 100, 1, 5, 25, 10];</text:p>
      <text:p text:style-name="P11">points.sort(function(a, b){return a - b});</text:p>
      <text:p text:style-name="P11"/>
      <text:p text:style-name="P12">Use the same trick to sort an array descending:</text:p>
      <text:p text:style-name="P11">var points = [40, 100, 1, 5, 25, 10];</text:p>
      <text:p text:style-name="P11">points.sort(function(a, b){return b - a});</text:p>
      <text:p text:style-name="P11"><text:soft-page-break/></text:p>
      <text:p text:style-name="P12">What Is a Regular Expression?</text:p>
      <text:list xml:id="list3657574246710755147" text:style-name="WWNum16">
        <text:list-item>
          <text:p text:style-name="P17">A regular expression is a sequence of characters that forms a search pattern.</text:p>
        </text:list-item>
        <text:list-item>
          <text:p text:style-name="P17">When you search for data in a text, you can use this search pattern to describe what you are searching for.</text:p>
        </text:list-item>
        <text:list-item>
          <text:p text:style-name="P17">A regular expression can be a single character, or a more complicated pattern.</text:p>
        </text:list-item>
        <text:list-item>
          <text:p text:style-name="P17">Regular expressions can be used to perform all types of text search and text replace operations.</text:p>
        </text:list-item>
      </text:list>
      <text:p text:style-name="P11">Syntax <text:tab/>:- /pattern/modifiers;</text:p>
      <text:p text:style-name="P11">var patt = /w3schools/i;</text:p>
      <text:p text:style-name="P11"/>
      <text:p text:style-name="P11">Example explained:</text:p>
      <text:p text:style-name="P11">/w3schools/i <text:s/>is a regular expression.</text:p>
      <text:p text:style-name="P11">w3schools <text:s/>is a pattern (to be used in a search).</text:p>
      <text:p text:style-name="P11">i <text:s/>is a modifier (modifies the search to be case-insensitive).</text:p>
      <text:p text:style-name="P11"/>
      <text:p text:style-name="P11"/>
      <text:p text:style-name="P12">Using String Methods</text:p>
      <text:list xml:id="list5803202561419751733" text:style-name="WWNum17">
        <text:list-item>
          <text:p text:style-name="P18">In JavaScript, regular expressions are often used with the two string methods: search() and replace().</text:p>
        </text:list-item>
        <text:list-item>
          <text:p text:style-name="P18">The search() method uses an expression to search for a match, and returns the position of the match.</text:p>
        </text:list-item>
        <text:list-item>
          <text:p text:style-name="P18">The replace() method returns a modified string where the pattern is replaced.</text:p>
        </text:list-item>
      </text:list>
      <text:p text:style-name="P11"/>
      <text:p text:style-name="P12">Example</text:p>
      <text:p text:style-name="P11">Use a regular expression to do a case-insensitive search for "w3schools" in a string:</text:p>
      <text:p text:style-name="P11">var str = "Visit W3Schools";</text:p>
      <text:p text:style-name="P11">var n = str.search(/w3schools/i); result will be : 6</text:p>
      <text:p text:style-name="P11"/>
      <text:p text:style-name="P12">Using String search() With String </text:p>
      <text:p text:style-name="P11">The search method will also accept a string as search argument. The string argument will be converted to a regular expression:</text:p>
      <text:p text:style-name="P11">Example <text:s text:c="2"/>- Use a string to do a search for "W3schools" in a string:</text:p>
      <text:p text:style-name="P11">var str = "Visit W3Schools!";</text:p>
      <text:p text:style-name="P11">var n = str.search("W3Schools"); <text:s/>result will be : 6</text:p>
      <text:p text:style-name="P11"/>
      <text:p text:style-name="P10"><text:span text:style-name="T2">Using String replace() With a String</text:span><text:span text:style-name="T4"> - The replace() method will also accept a string as search <text:s/>argument:</text:span></text:p>
      <text:p text:style-name="P11"/>
      <text:p text:style-name="P11">var str = "Visit Microsoft!";</text:p>
      <text:p text:style-name="P11">var res = str.replace("Microsoft", "W3Schools");</text:p>
      <text:p text:style-name="P11"><text:soft-page-break/></text:p>
      <text:p text:style-name="P11">function myFunction() {</text:p>
      <text:p text:style-name="P11"><text:s text:c="4"/>var str = "Visit W3Schools!"; </text:p>
      <text:p text:style-name="P11"><text:s text:c="4"/>var n = str.search("W3Schools");</text:p>
      <text:p text:style-name="P11"><text:s text:c="4"/>document.getElementById("demo").innerHTML = n;</text:p>
      <text:p text:style-name="P11"><text:tab/></text:p>
      <text:p text:style-name="P8">}</text:p>
      <text:p text:style-name="P8"/>
      <text:p text:style-name="P4">How to check if an object has a property properly in javascript.</text:p>
      <text:p text:style-name="P3">There are 3 ways to check if an object has a property :</text:p>
      <text:list xml:id="list6689247257091973083" text:style-name="L10">
        <text:list-item>
          <text:p text:style-name="P26">typeof and undefined.</text:p>
        </text:list-item>
        <text:list-item>
          <text:p text:style-name="P26">hasOwnProperty method.</text:p>
        </text:list-item>
        <text:list-item>
          <text:p text:style-name="P26">Use in keyword.</text:p>
        </text:list-item>
      </text:list>
      <text:p text:style-name="P3"/>
      <text:p text:style-name="P3">t<text:span text:style-name="T1">ypeof methord - </text:span>typeof function returns a string with the name of the type of the variable as a first parameter (Boolean, Object, undefined etc). typeof and undefined - If the object has the property with value as undefined, typeof is not recommendable.</text:p>
      <text:list xml:id="list38215510" text:continue-numbering="true" text:style-name="L10">
        <text:list-header>
          <text:p text:style-name="P26"/>
        </text:list-header>
      </text:list>
      <text:p text:style-name="P3">var <text:span text:style-name="T1">myObject</text:span> ={ hello: "This is my hello string"};</text:p>
      <text:p text:style-name="P3">if('undefined' === typeof(myObject['hello'])){</text:p>
      <text:p text:style-name="P3"><text:tab/><text:tab/>console.log(' The property does not exists =&gt; typeof');</text:p>
      <text:p text:style-name="P3"><text:tab/>}else{</text:p>
      <text:p text:style-name="P3"><text:tab/><text:tab/>console.log(' The property exists =&gt; typeof');</text:p>
      <text:p text:style-name="P3"><text:tab/>}</text:p>
      <text:p text:style-name="P3">if('undefined' == typeof(myObject['hello'])){</text:p>
      <text:p text:style-name="P3"><text:tab/><text:tab/>console.log(' The property does not exists =&gt; typeof');</text:p>
      <text:p text:style-name="P3"><text:tab/>}else{</text:p>
      <text:p text:style-name="P3"><text:tab/><text:tab/>console.log(' The property exists =&gt; typeof');</text:p>
      <text:p text:style-name="P3"><text:tab/>}</text:p>
      <text:p text:style-name="P3"/>
      <text:p text:style-name="P3"><text:soft-page-break/></text:p>
      <text:p text:style-name="P3">if(typeof(myObject.hello) <text:s/>!== 'undefined'){</text:p>
      <text:p text:style-name="P3"><text:tab/><text:tab/>console.log(' The property does not exists =&gt; typeof');</text:p>
      <text:p text:style-name="P3"><text:tab/>}else{</text:p>
      <text:p text:style-name="P3"><text:tab/><text:tab/>console.log(' The property exists =&gt; typeof');</text:p>
      <text:p text:style-name="P3">}</text:p>
      <text:p text:style-name="P3"/>
      <text:p text:style-name="P3"><text:span text:style-name="T1">hasOwnProperty methord - </text:span>A Javascript object has normally the hasOwnProperty native method. The hasOwnProperty method returns a boolean indicating whether the object has the specified property as first parameter.</text:p>
      <text:p text:style-name="P3"/>
      <text:p text:style-name="P3">var myObject ={ hello: "This is my hello string"};</text:p>
      <text:p text:style-name="P3">if(myObject.hasOwnProperty("hello")){</text:p>
      <text:p text:style-name="P3"><text:s text:c="3"/>// myObject has the hello property</text:p>
      <text:p text:style-name="P3">}else{</text:p>
      <text:p text:style-name="P3"><text:s text:c="3"/>// myObject doesn't has hello property</text:p>
      <text:p text:style-name="P3">}</text:p>
      <text:p text:style-name="P4">// Use hasOwnProperty in arrays too using the index</text:p>
      <text:p text:style-name="P3">["hello"].hasOwnProperty(0); // true</text:p>
      <text:p text:style-name="P3">// But no the value</text:p>
      <text:p text:style-name="P3">["hello"].hasOwnProperty("hello"); // false</text:p>
      <text:p text:style-name="P3"/>
      <text:p text:style-name="P3"><text:span text:style-name="T1">Use in keyword - </text:span>The in operator returns true if the specified property is in the specified object. Note that you can use in either in object and arrays.</text:p>
      <text:p text:style-name="P3"/>
      <text:p text:style-name="P3">var myObject ={ hello: "This is my hello string"};</text:p>
      <text:p text:style-name="P3"/>
      <text:p text:style-name="P3">if("hello" in myObject){</text:p>
      <text:p text:style-name="P3"><text:soft-page-break/><text:s text:c="2"/>// Hello property exists</text:p>
      <text:p text:style-name="P3">}else{</text:p>
      <text:p text:style-name="P3"><text:s text:c="2"/>// Hello property exists</text:p>
      <text:p text:style-name="P3">}</text:p>
      <text:p text:style-name="P3">// False</text:p>
      <text:p text:style-name="P3">var isInObject = ("trello" in myObject);</text:p>
      <text:p text:style-name="P3"/>
      <text:p text:style-name="P3">(0 in ["hello"]); // true</text:p>
      <text:p text:style-name="P3">// But not the value</text:p>
      <text:p text:style-name="P3">("hello" in ["hello"]); // false</text:p>
      <text:p text:style-name="P3"/>
      <text:p text:style-name="P4">Which method is faster <text:s/>- <text:span text:style-name="T3">If we really want to know which is faster, you'll notice the difference only if you work with an extense loop and huge objects. According to the tests, the comparison with typeof seems to be pretty faster compared with hasOwnProperty and in.</text:span></text:p>
      <text:p text:style-name="P3">var <text:span text:style-name="T1">defaultValue</text:span>= "m.bhaskar.com";</text:p>
      <text:p text:style-name="P3">var json=[</text:p>
      <text:p text:style-name="P3"><text:tab/>{"name":"Lenovo Thinkpad 41A4298","website":"google"},</text:p>
      <text:p text:style-name="P3"><text:tab/>{"name":"Lenovo Thinkpad 41A2222","website":"google"},</text:p>
      <text:p text:style-name="P3"><text:tab/>{"name":"","website":"google"},</text:p>
      <text:p text:style-name="P3"><text:tab/>{"name":"Lenovo Thinkpad 41Awww33","website":"yahoo"},</text:p>
      <text:p text:style-name="P3"><text:tab/>{"name":"Lenovo Thinkpad 41A424448","website":"google"},</text:p>
      <text:p text:style-name="P3"><text:tab/>{"name":"Lenovo Thinkpad 41A429rr8","website":"ebay"},</text:p>
      <text:p text:style-name="P3"><text:tab/>{"name":"Lenovo Thinkpad 41A429ff8","website":"ebay"},</text:p>
      <text:p text:style-name="P3"><text:tab/>{"name":"Lenovo Thinkpad 41A429ss8","website":"rediff"},</text:p>
      <text:p text:style-name="P3"><text:tab/>{"name":"Lenovo Thinkpad 41A429sg8","website":"yahoo"}</text:p>
      <text:p text:style-name="P3">];</text:p>
      <text:p text:style-name="P3">var filterData =json.filter(function(v,i){</text:p>
      <text:p text:style-name="P3"><text:s/>for(p in json){</text:p>
      <text:p text:style-name="P3"><text:soft-page-break/><text:tab/><text:tab/>if(json[p].name==''){</text:p>
      <text:p text:style-name="P3"><text:tab/><text:tab/><text:tab/>json[p].name=defaultValue;</text:p>
      <text:p text:style-name="P3"><text:tab/><text:tab/><text:tab/>}</text:p>
      <text:p text:style-name="P3"><text:tab/><text:tab/>}</text:p>
      <text:p text:style-name="P3"><text:tab/><text:tab/>if(v.website =='google'){</text:p>
      <text:p text:style-name="P3"><text:tab/><text:tab/><text:tab/>console.log(v.name)</text:p>
      <text:p text:style-name="P3"><text:tab/><text:tab/>}</text:p>
      <text:p text:style-name="P3"><text:tab/>return filterData;</text:p>
      <text:p text:style-name="P3">});</text:p>
      <text:p text:style-name="P3">var <text:span text:style-name="T1">filterData</text:span> =json.filter(function(v,i){</text:p>
      <text:p text:style-name="P3"><text:tab/>return v.website == 'yahoo';</text:p>
      <text:p text:style-name="P3">})</text:p>
      <text:p text:style-name="P3"/>
      <text:p text:style-name="P3"/>
      <text:p text:style-name="P3"/>
      <text:p text:style-name="P3">var createGroupedArray = function(arr, chunkSize) {</text:p>
      <text:p text:style-name="P3"><text:s text:c="4"/>var groups = [], i;</text:p>
      <text:p text:style-name="P3"><text:s text:c="4"/>for (i = 0; i &lt; arr.length; i += chunkSize) {</text:p>
      <text:p text:style-name="P3"><text:s text:c="8"/>groups.push(arr.slice(i, i + chunkSize));</text:p>
      <text:p text:style-name="P3"><text:tab/><text:tab/> <text:s text:c="3"/>}</text:p>
      <text:p text:style-name="P3"><text:s text:c="4"/>return groups;</text:p>
      <text:p text:style-name="P3">}</text:p>
      <text:p text:style-name="P3">var arr = [1, 2, 3, 4, 5, 6, 7, 8, 9, 10, 11, 12, 13, 14];</text:p>
      <text:p text:style-name="P3">var groupedArr = createGroupedArray(arr, 4);</text:p>
      <text:p text:style-name="P3">var result = JSON.stringify(groupedArr);</text:p>
      <text:p text:style-name="P3">console.log(result)// result: "[[1,2,3,4],[5,6,7,8],[9,10,11,12],[13,14]]"</text:p>
      <text:p text:style-name="P3"/>
      <text:p text:style-name="P3"><text:soft-page-break/>function <text:span text:style-name="T1">checkArray</text:span>(){</text:p>
      <text:p text:style-name="P3">value = '';</text:p>
      <text:p text:style-name="P3">var status = 'Not Ext';var len= myArray.length;</text:p>
      <text:p text:style-name="P3">name = $('#input').val(); </text:p>
      <text:p text:style-name="P3"><text:tab/>for(i=0;i&lt;len; i++){</text:p>
      <text:p text:style-name="P3"><text:tab/><text:tab/>value = myArray[i];</text:p>
      <text:p text:style-name="P3"><text:tab/><text:tab/>if(value == name){</text:p>
      <text:p text:style-name="P3"><text:tab/><text:tab/><text:tab/>status = 'exit '+value;</text:p>
      <text:p text:style-name="P3"><text:tab/><text:tab/>}</text:p>
      <text:p text:style-name="P3"><text:tab/>}</text:p>
      <text:p text:style-name="P3"><text:tab/>return console.log(status)</text:p>
      <text:p text:style-name="P3"/>
      <text:p text:style-name="P3"><text:s/>}</text:p>
      <text:p text:style-name="P3">pureArray = ["Sanjay", "Ravi",'Suresh'];</text:p>
      <text:p text:style-name="P3">function paraArrayCheck(value,arr){</text:p>
      <text:p text:style-name="P3"><text:tab/>for(i=0; i&lt;arr.length; i++){</text:p>
      <text:p text:style-name="P3"><text:tab/><text:tab/>name = arr[i];</text:p>
      <text:p text:style-name="P3"><text:tab/><text:tab/>if(name == value){</text:p>
      <text:p text:style-name="P3"><text:tab/><text:tab/><text:tab/>var status = 'Exit '+value;</text:p>
      <text:p text:style-name="P3"><text:tab/><text:tab/>}</text:p>
      <text:p text:style-name="P3"><text:tab/><text:tab/></text:p>
      <text:p text:style-name="P3"><text:tab/>}<text:tab/></text:p>
      <text:p text:style-name="P3"><text:tab/>return status;</text:p>
      <text:p text:style-name="P3">}</text:p>
      <text:p text:style-name="P3">console.log(paraArrayCheck('Ajay',pureArray));</text:p>
      <text:p text:style-name="P3">console.log(paraArrayCheck('Sanjay',pureArray));</text:p>
      <text:p text:style-name="P3"/>
      <text:p text:style-name="P3"><text:soft-page-break/>var spliceArray = [1,2,3,4,5];</text:p>
      <text:p text:style-name="P3">console.log(spliceArray.splice(2));//[3,4,5] returned removed item(s) as a new array object.</text:p>
      <text:p text:style-name="P3">console.log(spliceArray) ////[1,2] original array altered.</text:p>
      <text:p text:style-name="P9">console.log(spliceArray.splice(1,5));</text:p>
      <text:p text:style-name="P9"/>
      <text:p text:style-name="P3"/>
      <text:p text:style-name="P3"/>
      <text:p text:style-name="P4">What is a closure?</text:p>
      <text:p text:style-name="P3">A closure is an inner function that has access to the outer function’s variables. Closures have access to the outer function’s variable then the outer function returns it.</text:p>
      <text:p text:style-name="P3">Closures store references to the outer function’s variables; they do not store the actual value.  Closures get more interesting when the value of the outer function’s variable changes before the closure is called. And this powerful feature can be harnessed in creative ways, such as this private variables example first demonstrated by Douglas Crockford: </text:p>
      <text:p text:style-name="P3"/>
      <text:p text:style-name="P3">function <text:span text:style-name="T1">showName</text:span>(Name,Age){</text:p>
      <text:p text:style-name="P3"><text:tab/>var yourName ="Your name is : ";</text:p>
      <text:p text:style-name="P3"><text:tab/>function makeName(){ <text:s/>// inner function</text:p>
      <text:p text:style-name="P3"><text:tab/><text:tab/>return yourName+ Name + " and age is "+Age</text:p>
      <text:p text:style-name="P3"><text:tab/>}</text:p>
      <text:p text:style-name="P3"><text:tab/>return makeName() //inner function call in outer Function</text:p>
      <text:p text:style-name="P3">}</text:p>
      <text:p text:style-name="P3">console.log(showName("Ashok", 38))</text:p>
      <text:p text:style-name="P3">function <text:span text:style-name="T1">celebrityID</text:span>(){</text:p>
      <text:p text:style-name="P3">var celebrityId = 99;</text:p>
      <text:p text:style-name="P3"><text:tab/>return{</text:p>
      <text:p text:style-name="P3"><text:tab/><text:tab/>getID : function(){</text:p>
      <text:p text:style-name="P3"><text:tab/><text:tab/><text:tab/>return celebrityId;</text:p>
      <text:p text:style-name="P3"><text:soft-page-break/><text:tab/><text:tab/><text:tab/>},</text:p>
      <text:p text:style-name="P3"><text:tab/><text:tab/><text:tab/>setID : function(theNewID){ //</text:p>
      <text:p text:style-name="P3"><text:tab/><text:tab/><text:tab/>return celebrityId = theNewID;</text:p>
      <text:p text:style-name="P3"><text:tab/><text:tab/>}</text:p>
      <text:p text:style-name="P3"><text:tab/>}</text:p>
      <text:p text:style-name="P3">}</text:p>
      <text:p text:style-name="P3">var myID = celebrityID(); <text:s/>//the celebrityID outer function has returned.​</text:p>
      <text:p text:style-name="P3">console.log(myID.getID()); <text:s/>// <text:s/>This inner function will return the UPDATED celebrityID variable​.It will return the current value of celebrityID.</text:p>
      <text:p text:style-name="P3">console.log(myID.setID(5)) // 5​ the inner function set the outer function variable value 5 </text:p>
      <text:p text:style-name="P3"/>
      <text:p text:style-name="P3">var defaultValue= 'm.bhaskar.com'</text:p>
      <text:p text:style-name="P3">var checkArray = [1, 3, 4,"", 5, 6, 7, 8, 9, 10, 11, 12, 13, 14,15];</text:p>
      <text:p text:style-name="P3">for(i=0; i&lt;checkArray.length; i++){</text:p>
      <text:p text:style-name="P3">if(checkArray[i] == 'undefined' || <text:s/>checkArray[i] == ''){</text:p>
      <text:p text:style-name="P3"><text:tab/>checkArray[i] = defaultValue</text:p>
      <text:p text:style-name="P3">}</text:p>
      <text:p text:style-name="P3">}</text:p>
      <text:p text:style-name="P3"><text:s text:c="3"/>=============================================</text:p>
      <text:p text:style-name="P3">var arr = [ {id:15},{id:-1 }, { id: 0 }, <text:s/>{ id: 3 }, <text:s/>{ id: 12.2 }, { id: null }, <text:s/>{ id: 6 }, <text:s/>{ id: 'undefined' }, {} <text:s/>];</text:p>
      <text:p text:style-name="P3">function isNumber(obj){ <text:s text:c="2"/>//return obj!== undefined &amp;&amp; typeof(obj) === 'number' &amp;&amp; !isNaN(obj);</text:p>
      <text:p text:style-name="P3"><text:s text:c="4"/>if (obj !== null &amp;&amp; obj !== '' &amp;&amp; obj !== 'undefined'){</text:p>
      <text:p text:style-name="P3"><text:s text:c="2"/><text:tab/>return obj;</text:p>
      <text:p text:style-name="P3"><text:tab/>}//return false;</text:p>
      <text:p text:style-name="P3">}</text:p>
      <text:p text:style-name="P3">var defaultValue ='m.bhaskar.com'; var <text:span text:style-name="T1">html</text:span> = '';</text:p>
      <text:p text:style-name="P3"><text:soft-page-break/>function <text:span text:style-name="T1">filterByID</text:span>(item) {</text:p>
      <text:p text:style-name="P3"><text:s text:c="2"/>if (isNumber(item.id)) {</text:p>
      <text:p text:style-name="P3"><text:s text:c="2"/><text:tab/>for(key in item){</text:p>
      <text:p text:style-name="P3"><text:tab/><text:tab/>if(item[key] == -1){</text:p>
      <text:p text:style-name="P3"><text:tab/><text:tab/><text:tab/>item[key] = defaultValue</text:p>
      <text:p text:style-name="P3"><text:tab/><text:tab/><text:tab/>}</text:p>
      <text:p text:style-name="P3"><text:tab/>}</text:p>
      <text:p text:style-name="P3"><text:tab/>html += '&lt;li&gt;'+item.id+'&lt;/li&gt;'</text:p>
      <text:p text:style-name="P3"><text:tab/>var data = document.getElementById('array').innerHTML =html ;</text:p>
      <text:p text:style-name="P3"><text:tab/>document.write(item.id)</text:p>
      <text:p text:style-name="P3"><text:s text:c="2"/><text:tab/>return true;</text:p>
      <text:p text:style-name="P3"><text:s text:c="2"/>} </text:p>
      <text:p text:style-name="P3"><text:s text:c="2"/>return false; </text:p>
      <text:p text:style-name="P3">}</text:p>
      <text:p text:style-name="P3">var checkFilter = arr.filter(filterByID);</text:p>
      <text:p text:style-name="P3">//console.log(checkFilter)</text:p>
      <text:p text:style-name="P3">/*=============================================*/</text:p>
      <text:p text:style-name="P3">var arr = [1, 2, 3, 4, 5, 6, 7, 8, 9, 10, 11, 12, 13, 14,15];</text:p>
      <text:p text:style-name="P3">var createGroupedArray = function(array, chunkSize) {</text:p>
      <text:p text:style-name="P3"><text:s text:c="4"/>var groups = [], i;</text:p>
      <text:p text:style-name="P3"><text:s text:c="4"/>for (i = 0; i &lt; array.length; i += chunkSize) {</text:p>
      <text:p text:style-name="P3"><text:s text:c="8"/>groups.push(array.slice(i, i + chunkSize));</text:p>
      <text:p text:style-name="P3"><text:s text:c="12"/>}</text:p>
      <text:p text:style-name="P3"><text:s text:c="4"/>return groups;</text:p>
      <text:p text:style-name="P3">}</text:p>
      <text:p text:style-name="P3">var groupedArr = createGroupedArray(arr, 3);</text:p>
      <text:p text:style-name="P3">var result = JSON.stringify(groupedArr);</text:p>
      <text:p text:style-name="P3"><text:soft-page-break/>console.log(groupedArr)</text:p>
      <text:p text:style-name="P3">var <text:span text:style-name="T1">arrNew</text:span> = [1, 2, 3, 4, 5, 6, 7, 8, 9, 10, 11, 12, 13, 14,15];</text:p>
      <text:p text:style-name="P3">len = arrNew.length;</text:p>
      <text:p text:style-name="P3">var html ="";</text:p>
      <text:p text:style-name="P3">html +="&lt;table&gt;";</text:p>
      <text:p text:style-name="P3"><text:tab/>for(i=0; i&lt;len; i++){ </text:p>
      <text:p text:style-name="P3"><text:tab/> <text:s/>if(i!=0 &amp;&amp; (i%3)==0){</text:p>
      <text:p text:style-name="P3"><text:tab/> <text:s text:c="2"/>html +="&lt;/tr&gt;";</text:p>
      <text:p text:style-name="P3"><text:tab/> <text:s text:c="2"/>html +="&lt;tr&gt;";</text:p>
      <text:p text:style-name="P3"><text:tab/> <text:s/>}else if(i==0){</text:p>
      <text:p text:style-name="P3"><text:tab/> <text:s text:c="2"/>html +="&lt;tr&gt;";</text:p>
      <text:p text:style-name="P3"><text:tab/> <text:s/>} </text:p>
      <text:p text:style-name="P3"><text:tab/> <text:s/>html +='&lt;td&gt;'+arrNew[i]+'&lt;/td&gt;';</text:p>
      <text:p text:style-name="P3"><text:tab/> <text:s/>if(i==(len-1)){</text:p>
      <text:p text:style-name="P3"><text:tab/> <text:s text:c="2"/>html +="&lt;/tr&gt;";</text:p>
      <text:p text:style-name="P3"><text:tab/> <text:s/>} </text:p>
      <text:p text:style-name="P3"><text:tab/>}</text:p>
      <text:p text:style-name="P3">html +="&lt;/table&gt;";</text:p>
      <text:p text:style-name="P3">document.getElementById('tbl').innerHTML = html;</text:p>
      <text:p text:style-name="P3"/>
      <text:p text:style-name="P3"/>
      <text:p text:style-name="P3"/>
      <text:p text:style-name="P3"/>
      <text:p text:style-name="P3">var strVar ="";</text:p>
      <text:p text:style-name="P3">strVar +='&lt;table width="150" border="0" cellspace="1" cellpadding="1"&gt;';</text:p>
      <text:p text:style-name="P3">var myArray = [1, 2, 3, 4, 5, 6, 7, 8, 9, 10, 11, 12, 13, 14,15];</text:p>
      <text:p text:style-name="P3">var size = myArray.length; </text:p>
      <text:p text:style-name="P3"><text:soft-page-break/><text:tab/>for(i=0; i&lt;size; i++){</text:p>
      <text:p text:style-name="P3"><text:tab/><text:tab/>if(i==0){</text:p>
      <text:p text:style-name="P3"><text:tab/><text:tab/><text:tab/>strVar +='&lt;tr&gt;';</text:p>
      <text:p text:style-name="P3"><text:tab/><text:tab/><text:tab/>}else if((i % 3)==0 &amp;&amp; i!=0){</text:p>
      <text:p text:style-name="P3"><text:tab/><text:tab/><text:tab/>strVar +='&lt;/tr&gt;';</text:p>
      <text:p text:style-name="P3"><text:tab/><text:tab/><text:tab/>strVar +='&lt;tr&gt;';</text:p>
      <text:p text:style-name="P3"><text:tab/><text:tab/><text:tab/>}</text:p>
      <text:p text:style-name="P3"><text:tab/><text:tab/>strVar +='&lt;td&gt;'+myArray[i]+'&lt;/td&gt;';</text:p>
      <text:p text:style-name="P3"><text:tab/><text:tab/>if(i==size){</text:p>
      <text:p text:style-name="P3"><text:tab/><text:tab/><text:tab/>html +="&lt;/tr&gt;";</text:p>
      <text:p text:style-name="P3"><text:tab/><text:tab/>}</text:p>
      <text:p text:style-name="P3">}</text:p>
      <text:p text:style-name="P3">html +="&lt;/table&gt;";</text:p>
      <text:p text:style-name="P3">document.getElementById('tbl_1').innerHTML = strVar;</text:p>
      <text:p text:style-name="P3"><text:tab/></text:p>
      <text:p text:style-name="P3">var bindObj = [{id:100},{id:200},{id:300}]</text:p>
      <text:p text:style-name="P3">var myArrays = [2,3,4,5,6,7]</text:p>
      <text:p text:style-name="P3">function ArrayMy(element,index,value){</text:p>
      <text:p text:style-name="P3"><text:tab/>console.log('myArray['+index+']'+ element);</text:p>
      <text:p text:style-name="P3">}</text:p>
      <text:p text:style-name="P3"/>
      <text:p text:style-name="P3">myArrays.forEach(ArrayMy);</text:p>
      <text:p text:style-name="P3">function myFunction(arg1, arg2) {</text:p>
      <text:p text:style-name="P3"><text:s text:c="4"/>this.firstName = arg1;</text:p>
      <text:p text:style-name="P3"><text:s text:c="4"/>this.lastName <text:s/>= arg2;</text:p>
      <text:p text:style-name="P3">}</text:p>
      <text:p text:style-name="P3">var x = new myFunction("John", "Doe");</text:p>
      <text:p text:style-name="P3"><text:soft-page-break/>console.log(x.firstName); //John </text:p>
      <text:p text:style-name="P3"/>
      <text:p text:style-name="P3"/>
      <text:p text:style-name="P3"/>
      <text:p text:style-name="P3"/>
      <text:p text:style-name="P3">var <text:span text:style-name="T1">myObject</text:span> = {</text:p>
      <text:p text:style-name="P3"><text:s text:c="4"/>firstName:"John", <text:s text:c="4"/>lastName: "Doe",</text:p>
      <text:p text:style-name="P3"><text:s text:c="4"/>fullName: function () {</text:p>
      <text:p text:style-name="P3"><text:s text:c="8"/>return this.firstName + " " + this.lastName;</text:p>
      <text:p text:style-name="P3"><text:s text:c="4"/>}</text:p>
      <text:p text:style-name="P3">}</text:p>
      <text:p text:style-name="P3">myObject.fullName();</text:p>
      <text:p text:style-name="P3">function declration(){</text:p>
      <text:p text:style-name="P3"><text:s/>return 5</text:p>
      <text:p text:style-name="P3">}</text:p>
      <text:p text:style-name="P3">console.log("Declaration function "+declration());</text:p>
      <text:p text:style-name="P3">var functionExpression = function(){</text:p>
      <text:p text:style-name="P3"><text:tab/>return 'Anonymous function expression'</text:p>
      <text:p text:style-name="P3">}</text:p>
      <text:p text:style-name="P3">console.log(functionExpression());</text:p>
      <text:p text:style-name="P3">var expressionFunction = function expressionFunction(){</text:p>
      <text:p text:style-name="P3"><text:tab/>return 'Name Expression Function'</text:p>
      <text:p text:style-name="P3">}</text:p>
      <text:p text:style-name="P3">console.log(expressionFunction())</text:p>
      <text:p text:style-name="P3">/*==================function 1======================================*/</text:p>
      <text:p text:style-name="P3">var myObject = {</text:p>
      <text:p text:style-name="P3"><text:s text:c="4"/>firstName:"John", <text:s text:c="4"/>lastName: "Doe",</text:p>
      <text:p text:style-name="P3"><text:soft-page-break/><text:s text:c="4"/>fullName: function () {</text:p>
      <text:p text:style-name="P3"><text:s text:c="8"/>return this.firstName + " " + this.lastName;</text:p>
      <text:p text:style-name="P3"><text:s text:c="4"/>}</text:p>
      <text:p text:style-name="P3">}</text:p>
      <text:p text:style-name="P3">myObject.fullName(); </text:p>
      <text:p text:style-name="P3">/*==================function 1======================================*/</text:p>
      <text:p text:style-name="P3">var words = ["spray", "limit", "elite", "exuberant", "destruction", "present", "happy"];</text:p>
      <text:p text:style-name="P3">var longWords = words.filter(function(word){</text:p>
      <text:p text:style-name="P3"><text:tab/>//return word.length&gt;6</text:p>
      <text:p text:style-name="P3"><text:tab/>if(word.length&gt;6){</text:p>
      <text:p text:style-name="P3"><text:tab/><text:tab/>return true;</text:p>
      <text:p text:style-name="P3"><text:tab/><text:tab/>}</text:p>
      <text:p text:style-name="P3"><text:tab/>return false</text:p>
      <text:p text:style-name="P3"><text:s/>});</text:p>
      <text:p text:style-name="P3">function isFilter(value){</text:p>
      <text:p text:style-name="P3"><text:tab/> <text:s/>//return value.length &gt;= 6;</text:p>
      <text:p text:style-name="P3"><text:tab/> <text:s/>if(value.length &gt; 6 &amp;&amp; value.length &lt;= 9){</text:p>
      <text:p text:style-name="P3"><text:tab/> <text:s/><text:tab/>document.write(value+'&lt;br&gt;');</text:p>
      <text:p text:style-name="P3"><text:tab/> <text:s/><text:tab/>return false;</text:p>
      <text:p text:style-name="P3"><text:tab/> <text:s/>}else{</text:p>
      <text:p text:style-name="P3"><text:tab/> <text:s/><text:tab/>return true;</text:p>
      <text:p text:style-name="P3"><text:tab/><text:tab/>document.write(value+'&lt;br&gt;');</text:p>
      <text:p text:style-name="P3"><text:tab/> <text:s/>}</text:p>
      <text:p text:style-name="P3">}</text:p>
      <text:p text:style-name="P3">var filtered = words.filter(isFilter); // console.log(filtered +"=============");</text:p>
      <text:p text:style-name="P3">/*==================<text:span text:style-name="T1">function 3</text:span>======================================*/</text:p>
      <text:p text:style-name="P3">var <text:span text:style-name="T1">arr</text:span> = [ {id:15},{id:-1 }, { id: 0 }, <text:s/>{ id: 3 }, <text:s/>{ id: null }, <text:s/>{ id: 6 }, <text:s/>{ id: 'undefined' }, {} <text:s/>];</text:p>
      <text:p text:style-name="P3"><text:soft-page-break/>function isNumber(obj){ <text:s text:c="2"/></text:p>
      <text:p text:style-name="P3">//return obj!== undefined &amp;&amp; typeof(obj) === 'number' &amp;&amp; !isNaN(obj);</text:p>
      <text:p text:style-name="P3"><text:s text:c="4"/>if (obj !== null &amp;&amp; obj !== '' &amp;&amp; obj !== 'undefined'){</text:p>
      <text:p text:style-name="P3"><text:s text:c="2"/><text:tab/>return obj;</text:p>
      <text:p text:style-name="P3"><text:tab/>}//return false;</text:p>
      <text:p text:style-name="P3">}</text:p>
      <text:p text:style-name="P3">var <text:span text:style-name="T1">defaultValue</text:span> ='m.bhaskar.com'; var html = '';</text:p>
      <text:p text:style-name="P3">function filterByID(item) {</text:p>
      <text:p text:style-name="P3"><text:s text:c="2"/>if (isNumber(item.id)) {</text:p>
      <text:p text:style-name="P3"><text:s text:c="2"/><text:tab/>for(key in item){</text:p>
      <text:p text:style-name="P3"><text:tab/><text:tab/>if(item[key] == -1){</text:p>
      <text:p text:style-name="P3"><text:tab/><text:tab/><text:tab/>item[key] = defaultValue</text:p>
      <text:p text:style-name="P3"><text:tab/><text:tab/><text:tab/>}</text:p>
      <text:p text:style-name="P3"><text:tab/>}</text:p>
      <text:p text:style-name="P3"><text:tab/>html += '&lt;li&gt;'+item.id+'&lt;/li&gt;'</text:p>
      <text:p text:style-name="P3"><text:tab/>var data = document.getElementById('array').innerHTML =html ;</text:p>
      <text:p text:style-name="P3"><text:tab/>document.write(item.id)</text:p>
      <text:p text:style-name="P3"><text:s text:c="2"/><text:tab/>return true;</text:p>
      <text:p text:style-name="P3"><text:s text:c="2"/>} <text:s text:c="2"/>//invalidEntries++;</text:p>
      <text:p text:style-name="P3"><text:s text:c="2"/>return false; </text:p>
      <text:p text:style-name="P3">}</text:p>
      <text:p text:style-name="P3">var checkFilter = arr.filter(filterByID);</text:p>
      <text:p text:style-name="P3">console.log(checkFilter);</text:p>
      <text:p text:style-name="P3">var <text:span text:style-name="T1">testArray</text:span> = [</text:p>
      <text:p text:style-name="P3">{name:"John", age: 40, children: 2,company:{ name: "MegaCorp", employees: 200}},</text:p>
      <text:p text:style-name="P3">{name:"Sue", <text:s/>age: 30, children: 1,company:{ name: "MegaCorp", employees: 200}},</text:p>
      <text:p text:style-name="P3">{name:"Mary", age: 55, children: 3,company:{ name: "MegaCorp", employees: 200}},</text:p>
      <text:p text:style-name="P3"><text:soft-page-break/>{name:"Jack", age: 20, children: 0,company:{ name: "MiniCorp", employees: 100}}</text:p>
      <text:p text:style-name="P3">];</text:p>
      <text:p text:style-name="P3">var filtered = [];</text:p>
      <text:p text:style-name="P3">var len = testArray.length;</text:p>
      <text:p text:style-name="P3"><text:tab/>for(i=0; i&lt;len; i++){</text:p>
      <text:p text:style-name="P3"><text:tab/><text:tab/>item = testArray[i];</text:p>
      <text:p text:style-name="P3"><text:tab/><text:tab/>if(item.age == 40 &amp;&amp; item.age == 30){</text:p>
      <text:p text:style-name="P3"><text:tab/><text:tab/><text:tab/>filtered.push(item)</text:p>
      <text:p text:style-name="P3"><text:tab/><text:tab/><text:tab/>}</text:p>
      <text:p text:style-name="P3"><text:tab/>}</text:p>
      <text:p text:style-name="P3">testArray.filter(function(item) {</text:p>
      <text:p text:style-name="P3"><text:tab/>if(item.age &gt; 20 &amp;&amp; item.age &lt; 55){</text:p>
      <text:p text:style-name="P3"><text:tab/><text:tab/>document.write(item.name+"&lt;br&gt;");</text:p>
      <text:p text:style-name="P3"><text:tab/><text:tab/>return false</text:p>
      <text:p text:style-name="P3"><text:tab/>}</text:p>
      <text:p text:style-name="P3">});</text:p>
      <text:p text:style-name="P3">var <text:span text:style-name="T1">words</text:span> = ["spray", "limit", "elite", "exuberant", "destruction", "present", "happy"];</text:p>
      <text:p text:style-name="P3">var longWords = words.filter(function(word){</text:p>
      <text:p text:style-name="P3"><text:s text:c="2"/>if( word.length &gt; 6){</text:p>
      <text:p text:style-name="P3"><text:s text:c="2"/><text:tab/>console.log</text:p>
      <text:p text:style-name="P3"><text:s text:c="2"/>};</text:p>
      <text:p text:style-name="P3">});</text:p>
      <text:p text:style-name="P3">function <text:span text:style-name="T1">find_duplicate_in_array</text:span>(arra1) {</text:p>
      <text:p text:style-name="P3">len=arra1.length,result = [],obj = {}; </text:p>
      <text:p text:style-name="P3"><text:s text:c="2"/>for (i=0; i&lt;len; i++){</text:p>
      <text:p text:style-name="P3"><text:tab/>obj[arra1[i]]=0</text:p>
      <text:p text:style-name="P3"><text:tab/> <text:s/>}</text:p>
      <text:p text:style-name="P3"><text:soft-page-break/><text:s text:c="2"/>for (i in obj) {</text:p>
      <text:p text:style-name="P3"><text:s text:c="2"/><text:tab/>result.push(i);</text:p>
      <text:p text:style-name="P3"><text:s text:c="2"/>}</text:p>
      <text:p text:style-name="P3"><text:s/>return result;</text:p>
      <text:p text:style-name="P3">}</text:p>
      <text:p text:style-name="P3">var arr = [1, 2, -2, 4, 5, 4, 7, 8, 7, 7, 71, 3, 6];</text:p>
      <text:p text:style-name="P3">console.log(find_duplicate_in_array(arr));</text:p>
      <text:p text:style-name="P3"/>
      <text:p text:style-name="P3">function <text:span text:style-name="T1">findDuplicate</text:span>(arr) {</text:p>
      <text:p text:style-name="P3"><text:s text:c="4"/>var result = arr.filter((value, index, array) =&gt; array.indexOf(value) !== index);</text:p>
      <text:p text:style-name="P3"><text:s text:c="4"/>return result;</text:p>
      <text:p text:style-name="P3">}</text:p>
      <text:p text:style-name="P3">console.log(findDuplicate(["a", "a", "a", "b", "c", "c", -2, 2, -2, 5, 4, 5]));</text:p>
      <text:p text:style-name="P3"/>
      <text:p text:style-name="P3">var array1 = [1, 2, 3, 100, 2, 1, 10, 17, 17, 21, 3];</text:p>
      <text:p text:style-name="P3">function findDup(arr){</text:p>
      <text:p text:style-name="P3"><text:tab/><text:tab/>var dup = [];</text:p>
      <text:p text:style-name="P3"><text:tab/><text:tab/>for (var i = 0; i &lt; arr.length; i++) {</text:p>
      <text:p text:style-name="P3"><text:tab/><text:tab/><text:tab/>for (var j = 1; j &lt; arr.length; j++) {</text:p>
      <text:p text:style-name="P3"><text:tab/><text:tab/><text:tab/>if (arr[i] === arr[j]) {</text:p>
      <text:p text:style-name="P3"><text:tab/><text:tab/><text:tab/><text:tab/><text:tab/>dup.push(arr[i]);</text:p>
      <text:p text:style-name="P3"><text:tab/><text:tab/><text:tab/><text:tab/><text:tab/><text:tab/>}</text:p>
      <text:p text:style-name="P3"><text:tab/><text:tab/><text:tab/><text:tab/><text:tab/>}</text:p>
      <text:p text:style-name="P3"><text:tab/>}</text:p>
      <text:p text:style-name="P3"><text:tab/>return dup;</text:p>
      <text:p text:style-name="P3">}</text:p>
      <text:p text:style-name="P3">console.log(findDup(array1));</text:p>
      <text:p text:style-name="P3"><text:soft-page-break/>var no1 = 1; <text:s/>var no2 = 4; <text:s/>var no3 = 3; <text:s/>var no4 = 4; <text:s/></text:p>
      <text:p text:style-name="P3">function duplicate(){</text:p>
      <text:p text:style-name="P3"><text:tab/>var arrInput=[no1,no2,no3,no4]; <text:s/></text:p>
      <text:p text:style-name="P3"><text:tab/>var sorted_arr = arrInput.sort(); <text:s/></text:p>
      <text:p text:style-name="P3"><text:tab/>console.log("sort Array"+sorted_arr)</text:p>
      <text:p text:style-name="P3"><text:tab/>var results = []; <text:s/></text:p>
      <text:p text:style-name="P3"><text:tab/>for (var i = 0; i &lt; arrInput.length - 1; i++) { <text:s/></text:p>
      <text:p text:style-name="P3"><text:tab/><text:tab/><text:tab/>if(sorted_arr[i+1] == sorted_arr[i]) { <text:s/></text:p>
      <text:p text:style-name="P3"><text:tab/><text:tab/><text:tab/>results.push(sorted_arr[i]); <text:s/></text:p>
      <text:p text:style-name="P3"><text:tab/><text:tab/><text:tab/><text:tab/>} <text:s/></text:p>
      <text:p text:style-name="P3"><text:tab/><text:tab/><text:tab/>} <text:s/></text:p>
      <text:p text:style-name="P3"><text:tab/>console.log("duplicate Value: <text:s/>" + results); <text:s/></text:p>
      <text:p text:style-name="P3">} <text:s/></text:p>
      <text:p text:style-name="P3">duplicate();</text:p>
      <text:p text:style-name="P3">var <text:span text:style-name="T1">arrayDuplcates</text:span> = ['DELHI','NEWYORK','DELHI','GOA','MUMBAI','CALIFORNIA']</text:p>
      <text:p text:style-name="P3">function removeDuplicates(arr){</text:p>
      <text:p text:style-name="P3"><text:s text:c="4"/>var unique_array = []</text:p>
      <text:p text:style-name="P3"><text:s text:c="4"/>for(var i = 0;i &lt; arr.length; i++){</text:p>
      <text:p text:style-name="P3"><text:tab/><text:tab/> if(unique_array.indexOf(arr[i]) == -1){</text:p>
      <text:p text:style-name="P3"><text:s text:c="12"/>unique_array.push(arr[i])</text:p>
      <text:p text:style-name="P3"><text:tab/><text:tab/> <text:s text:c="4"/>}</text:p>
      <text:p text:style-name="P3"><text:s text:c="4"/>}</text:p>
      <text:p text:style-name="P3"><text:s text:c="4"/>return unique_array</text:p>
      <text:p text:style-name="P3">}</text:p>
      <text:p text:style-name="P3"/>
      <text:p text:style-name="P3">console.log(removeDuplicates(arrayDuplcates)); // [ 'DELHI', 'NEWYORK', 'GOA', 'MUMBAI', 'CALIFORNIA' ]</text:p>
      <text:p text:style-name="P3"><text:soft-page-break/></text:p>
      <text:p text:style-name="P3"/>
      <text:p text:style-name="P3">var <text:span text:style-name="T1">arrayDuplcates</text:span> = ['DELHI','NEWYORK','DELHI','GOA','MUMBAI','CALIFORNIA']</text:p>
      <text:p text:style-name="P3">function removeDuplicateUsingFilter(arr){</text:p>
      <text:p text:style-name="P3"><text:s text:c="4"/>var unique_array = arr.filter(function(elem, index, self) {</text:p>
      <text:p text:style-name="P3"><text:s text:c="8"/>return index == self.indexOf(elem);</text:p>
      <text:p text:style-name="P3"><text:s text:c="4"/>});</text:p>
      <text:p text:style-name="P3"><text:s text:c="4"/>return unique_array</text:p>
      <text:p text:style-name="P3">}</text:p>
      <text:p text:style-name="P3">console.log("s============ "+removeDuplicateUsingFilter(arrayDuplcates));</text:p>
      <text:p text:style-name="P3"/>
      <text:p text:style-name="P3">Array.prototype.unique= function (){</text:p>
      <text:p text:style-name="P3"><text:s text:c="2"/>return this.reduce(function(previous, current, index, array){</text:p>
      <text:p text:style-name="P3"><text:s text:c="5"/>previous[current.toString()+typeof(current)]=current;</text:p>
      <text:p text:style-name="P3"><text:s text:c="5"/>return array.length-1 == index ? Object.keys(previous).reduce(function(prev,cur){</text:p>
      <text:p text:style-name="P3"><text:s text:c="10"/>prev.push(previous[cur]);</text:p>
      <text:p text:style-name="P3"><text:s text:c="10"/>return prev;</text:p>
      <text:p text:style-name="P3"><text:s text:c="7"/>},[]) : previous;</text:p>
      <text:p text:style-name="P3"><text:s text:c="3"/>}, {});</text:p>
      <text:p text:style-name="P3">};</text:p>
      <text:p text:style-name="P3"><text:s/></text:p>
      <text:p text:style-name="P9">console.log([2,5,"4", 9,4,2,7,2].u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2"/>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195</meta:editing-cycles>
    <meta:creation-date>2017-06-16T11:30:00</meta:creation-date>
    <dc:date>2019-06-20T18:01:21.59</dc:date>
    <meta:editing-duration>PT21H47M32S</meta:editing-duration>
    <meta:generator>OpenOffice/4.1.3$Win32 OpenOffice.org_project/413m1$Build-9783</meta:generator>
    <meta:print-date>2018-01-22T13:59:36.07</meta:print-date>
    <meta:document-statistic meta:table-count="0" meta:image-count="0" meta:object-count="0" meta:page-count="35" meta:paragraph-count="823" meta:word-count="6247" meta:character-count="420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